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58cm" fo:min-width="0.20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0.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1cm" svg:height="1cm" svg:x="1cm" svg:y="5cm">
          <text:p text:style-name="P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cm" svg:height="1cm" svg:x="4cm" svg:y="5cm">
          <text:p text:style-name="P1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cm" svg:height="1cm" svg:x="7.1cm" svg:y="8cm">
          <text:p text:style-name="P1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cm" svg:height="1cm" svg:x="4cm" svg:y="8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cm" svg:height="1cm" svg:x="10.3cm" svg:y="4.7cm">
          <text:p text:style-name="P1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1cm" svg:height="1cm" svg:x="4cm" svg:y="2cm">
          <text:p text:style-name="P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cm" svg:height="1cm" svg:x="4cm" svg:y="11cm">
          <text:p text:style-name="P1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1cm" svg:height="1cm" svg:x="10.3cm" svg:y="7.3cm">
          <text:p text:style-name="P1">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cm" svg:height="1cm" svg:x="10.3cm" svg:y="2cm">
          <text:p text:style-name="P1">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cm" svg:height="1cm" svg:x="13.7cm" svg:y="3.9cm">
          <text:p text:style-name="P1">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cm" svg:height="1cm" svg:x="16.7cm" svg:y="2cm">
          <text:p text:style-name="P1">K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cm" svg:height="1cm" svg:x="13.8cm" svg:y="11cm">
          <text:p text:style-name="P1">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cm" svg:height="1cm" svg:x="16.7cm" svg:y="6cm">
          <text:p text:style-name="P1">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cm" svg:height="1cm" svg:x="16.7cm" svg:y="11cm">
          <text:p text:style-name="P1">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cm" svg:y1="5.5cm" svg:x2="4cm" svg:y2="5.5cm" draw:start-shape="id1" draw:start-glue-point="10" draw:end-shape="id2" draw:end-glue-point="6" svg:d="M2000 5500h2000" svg:viewBox="0 0 2001 1">
          <text:p/>
        </draw:connector>
        <draw:connector draw:style-name="gr2" draw:text-style-name="P3" draw:layer="layout" draw:type="line" svg:x1="11.154cm" svg:y1="4.846cm" svg:x2="13.7cm" svg:y2="4.4cm" draw:start-shape="id3" draw:start-glue-point="11" draw:end-shape="id4" draw:end-glue-point="6" svg:d="M11154 4846l2546-446" svg:viewBox="0 0 2547 447">
          <text:p/>
        </draw:connector>
        <draw:connector draw:style-name="gr2" draw:text-style-name="P3" draw:layer="layout" draw:type="line" svg:x1="4.854cm" svg:y1="5.146cm" svg:x2="10.3cm" svg:y2="2.5cm" draw:start-shape="id2" draw:start-glue-point="11" draw:end-shape="id5" draw:end-glue-point="6" svg:d="M4854 5146l5446-2646" svg:viewBox="0 0 5447 2647">
          <text:p/>
        </draw:connector>
        <draw:connector draw:style-name="gr2" draw:text-style-name="P3" draw:layer="layout" draw:type="line" svg:x1="11.3cm" svg:y1="2.5cm" svg:x2="16.7cm" svg:y2="2.5cm" draw:start-shape="id5" draw:start-glue-point="10" draw:end-shape="id6" draw:end-glue-point="6" svg:d="M11300 2500h5400" svg:viewBox="0 0 5401 1">
          <text:p/>
        </draw:connector>
        <draw:connector draw:style-name="gr2" draw:text-style-name="P3" draw:layer="layout" draw:type="line" svg:x1="16.846cm" svg:y1="2.854cm" svg:x2="14.3cm" svg:y2="11cm" draw:start-shape="id6" draw:start-glue-point="7" draw:end-shape="id7" draw:end-glue-point="4" svg:d="M16846 2854l-2546 8146" svg:viewBox="0 0 2547 8147">
          <text:p/>
        </draw:connector>
        <draw:connector draw:style-name="gr2" draw:text-style-name="P3" draw:layer="layout" draw:type="line" svg:x1="17.2cm" svg:y1="3cm" svg:x2="17.2cm" svg:y2="6cm" draw:start-shape="id6" draw:start-glue-point="8" draw:end-shape="id8" draw:end-glue-point="4" svg:d="M17200 3000v3000" svg:viewBox="0 0 1 3001">
          <text:p/>
        </draw:connector>
        <draw:connector draw:style-name="gr2" draw:text-style-name="P3" draw:layer="layout" draw:type="line" svg:x1="17.2cm" svg:y1="7cm" svg:x2="17.2cm" svg:y2="11cm" draw:start-shape="id8" draw:start-glue-point="8" draw:end-shape="id9" draw:end-glue-point="4" svg:d="M17200 7000v4000" svg:viewBox="0 0 1 4001">
          <text:p/>
        </draw:connector>
        <draw:connector draw:style-name="gr2" draw:text-style-name="P3" draw:layer="layout" draw:type="line" svg:x1="14.8cm" svg:y1="11.5cm" svg:x2="16.7cm" svg:y2="11.5cm" draw:start-shape="id7" draw:start-glue-point="10" draw:end-shape="id9" draw:end-glue-point="6" svg:d="M14800 11500h1900" svg:viewBox="0 0 1901 1">
          <text:p/>
        </draw:connector>
        <draw:connector draw:style-name="gr2" draw:text-style-name="P3" draw:layer="layout" draw:type="line" svg:x1="11.154cm" svg:y1="2.854cm" svg:x2="13.946cm" svg:y2="11.146cm" draw:start-shape="id5" draw:start-glue-point="9" draw:end-shape="id7" draw:end-glue-point="5" svg:d="M11154 2854l2792 8292" svg:viewBox="0 0 2793 8293">
          <text:p/>
        </draw:connector>
        <draw:connector draw:style-name="gr2" draw:text-style-name="P3" draw:layer="layout" draw:type="line" svg:x1="4.5cm" svg:y1="6cm" svg:x2="4.5cm" svg:y2="8cm" draw:start-shape="id2" draw:start-glue-point="8" draw:end-shape="id10" draw:end-glue-point="4" svg:d="M4500 6000v2000" svg:viewBox="0 0 1 2001">
          <text:p/>
        </draw:connector>
        <draw:connector draw:style-name="gr2" draw:text-style-name="P3" draw:layer="layout" draw:type="line" svg:x1="5cm" svg:y1="8.5cm" svg:x2="7.1cm" svg:y2="8.5cm" draw:start-shape="id10" draw:start-glue-point="10" draw:end-shape="id11" draw:end-glue-point="6" svg:d="M5000 8500h2100" svg:viewBox="0 0 2101 1">
          <text:p/>
        </draw:connector>
        <draw:connector draw:style-name="gr2" draw:text-style-name="P3" draw:layer="layout" draw:type="line" svg:x1="4.5cm" svg:y1="9cm" svg:x2="4.5cm" svg:y2="11cm" draw:start-shape="id10" draw:start-glue-point="8" draw:end-shape="id12" draw:end-glue-point="4" svg:d="M4500 9000v2000" svg:viewBox="0 0 1 2001">
          <text:p/>
        </draw:connector>
        <draw:connector draw:style-name="gr2" draw:text-style-name="P3" draw:layer="layout" draw:type="line" svg:x1="4.854cm" svg:y1="11.146cm" svg:x2="7.246cm" svg:y2="8.854cm" draw:start-shape="id12" draw:start-glue-point="11" draw:end-shape="id11" draw:end-glue-point="7" svg:d="M4854 11146l2392-2292" svg:viewBox="0 0 2393 2293">
          <text:p/>
        </draw:connector>
        <draw:connector draw:style-name="gr2" draw:text-style-name="P3" draw:layer="layout" draw:type="line" svg:x1="7.954cm" svg:y1="8.146cm" svg:x2="10.446cm" svg:y2="5.554cm" draw:start-shape="id11" draw:start-glue-point="11" draw:end-shape="id3" draw:end-glue-point="7" svg:d="M7954 8146l2492-2592" svg:viewBox="0 0 2493 2593">
          <text:p/>
        </draw:connector>
        <draw:connector draw:style-name="gr2" draw:text-style-name="P3" draw:layer="layout" draw:type="line" svg:x1="7.6cm" svg:y1="8cm" svg:x2="10.446cm" svg:y2="2.854cm" draw:start-shape="id11" draw:start-glue-point="4" draw:end-shape="id5" draw:end-glue-point="7" svg:d="M7600 8000l2846-5146" svg:viewBox="0 0 2847 5147">
          <text:p/>
        </draw:connector>
        <draw:connector draw:style-name="gr2" draw:text-style-name="P3" draw:layer="layout" draw:type="line" svg:x1="11.154cm" svg:y1="7.446cm" svg:x2="13.846cm" svg:y2="4.754cm" draw:start-shape="id13" draw:start-glue-point="11" draw:end-shape="id4" draw:end-glue-point="7" svg:d="M11154 7446l2692-2692" svg:viewBox="0 0 2693 2693">
          <text:p/>
        </draw:connector>
        <draw:connector draw:style-name="gr2" draw:text-style-name="P3" draw:layer="layout" draw:type="line" svg:x1="10.8cm" svg:y1="7.3cm" svg:x2="10.8cm" svg:y2="5.7cm" draw:start-shape="id13" draw:start-glue-point="4" draw:end-shape="id3" draw:end-glue-point="8" svg:d="M10800 7300v-1600" svg:viewBox="0 0 1 1601">
          <text:p/>
        </draw:connector>
        <draw:connector draw:style-name="gr2" draw:text-style-name="P3" draw:layer="layout" draw:type="line" svg:x1="5cm" svg:y1="11.5cm" svg:x2="10.446cm" svg:y2="8.154cm" draw:start-shape="id12" draw:start-glue-point="10" draw:end-shape="id13" draw:end-glue-point="7" svg:d="M5000 11500l5446-3346" svg:viewBox="0 0 5447 3347">
          <text:p/>
        </draw:connector>
        <draw:connector draw:style-name="gr2" draw:text-style-name="P3" draw:layer="layout" draw:type="line" svg:x1="5cm" svg:y1="2.5cm" svg:x2="10.3cm" svg:y2="2.5cm" draw:start-shape="id14" draw:start-glue-point="10" draw:end-shape="id5" draw:end-glue-point="6" svg:d="M5000 2500h5300" svg:viewBox="0 0 5301 1">
          <text:p/>
        </draw:connector>
        <draw:custom-shape draw:style-name="gr1" draw:text-style-name="P2" xml:id="id15" draw:id="id15" draw:layer="layout" svg:width="1cm" svg:height="1cm" svg:x="10.3cm" svg:y="9.9cm">
          <text:p text:style-name="P1">J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8cm" svg:y1="8.3cm" svg:x2="10.8cm" svg:y2="9.9cm" draw:start-shape="id13" draw:start-glue-point="8" draw:end-shape="id15" draw:end-glue-point="4" svg:d="M10800 8300v1600" svg:viewBox="0 0 1 1601">
          <text:p/>
        </draw:connector>
        <draw:connector draw:style-name="gr2" draw:text-style-name="P3" draw:layer="layout" draw:type="line" svg:x1="11.154cm" svg:y1="10.754cm" svg:x2="13.8cm" svg:y2="11.5cm" draw:start-shape="id15" draw:start-glue-point="9" draw:end-shape="id7" draw:end-glue-point="6" svg:d="M11154 10754l2646 746" svg:viewBox="0 0 2647 747">
          <text:p/>
        </draw:connector>
        <draw:connector draw:style-name="gr2" draw:text-style-name="P3" draw:layer="layout" draw:type="line" svg:x1="4.854cm" svg:y1="5.854cm" svg:x2="7.246cm" svg:y2="8.146cm" draw:start-shape="id2" draw:start-glue-point="9" draw:end-shape="id11" draw:end-glue-point="5" svg:d="M4854 5854l2392 2292" svg:viewBox="0 0 2393 2293">
          <text:p/>
        </draw:connector>
        <draw:connector draw:style-name="gr2" draw:text-style-name="P3" draw:layer="layout" draw:type="line" svg:x1="1.5cm" svg:y1="5cm" svg:x2="4.146cm" svg:y2="2.854cm" draw:start-shape="id1" draw:start-glue-point="4" draw:end-shape="id14" draw:end-glue-point="7" svg:d="M1500 5000l2646-2146" svg:viewBox="0 0 2647 2147">
          <text:p/>
        </draw:connector>
        <draw:connector draw:style-name="gr2" draw:text-style-name="P3" draw:layer="layout" draw:type="line" svg:x1="5cm" svg:y1="11.5cm" svg:x2="13.8cm" svg:y2="11.5cm" draw:start-shape="id12" draw:start-glue-point="10" draw:end-shape="id7" draw:end-glue-point="6" svg:d="M5000 11500h8800" svg:viewBox="0 0 8801 1">
          <text:p/>
        </draw:connector>
        <draw:connector draw:style-name="gr2" draw:text-style-name="P3" draw:layer="layout" draw:type="line" svg:x1="4.5cm" svg:y1="3cm" svg:x2="4.5cm" svg:y2="5cm" draw:start-shape="id14" draw:start-glue-point="8" draw:end-shape="id2" draw:end-glue-point="4" svg:d="M4500 3000v2000" svg:viewBox="0 0 1 2001">
          <text:p/>
        </draw:connector>
        <draw:connector draw:style-name="gr2" draw:text-style-name="P3" draw:layer="layout" draw:type="line" svg:x1="1.5cm" svg:y1="6cm" svg:x2="4cm" svg:y2="11.5cm" draw:start-shape="id1" draw:start-glue-point="8" draw:end-shape="id12" draw:end-glue-point="6" svg:d="M1500 6000l2500 5500" svg:viewBox="0 0 2501 5501">
          <text:p/>
        </draw:connector>
        <draw:connector draw:style-name="gr2" draw:text-style-name="P3" draw:layer="layout" draw:type="line" svg:x1="10.8cm" svg:y1="4.7cm" svg:x2="10.8cm" svg:y2="3cm" draw:start-shape="id3" draw:start-glue-point="4" draw:end-shape="id5" draw:end-glue-point="8" svg:d="M10800 4700v-1700" svg:viewBox="0 0 1 1701">
          <text:p/>
        </draw:connector>
        <draw:connector draw:style-name="gr2" draw:text-style-name="P3" draw:layer="layout" draw:type="line" svg:x1="7.954cm" svg:y1="8.854cm" svg:x2="10.446cm" svg:y2="10.046cm" draw:start-shape="id11" draw:start-glue-point="9" draw:end-shape="id15" draw:end-glue-point="5" svg:d="M7954 8854l2492 1192" svg:viewBox="0 0 2493 1193">
          <text:p/>
        </draw:connector>
        <draw:connector draw:style-name="gr2" draw:text-style-name="P3" draw:layer="layout" draw:type="line" svg:x1="4.854cm" svg:y1="2.854cm" svg:x2="10.446cm" svg:y2="4.846cm" draw:start-shape="id14" draw:start-glue-point="9" draw:end-shape="id3" draw:end-glue-point="5" svg:d="M4854 2854l5592 1992" svg:viewBox="0 0 5593 1993">
          <text:p/>
        </draw:connector>
        <draw:connector draw:style-name="gr2" draw:text-style-name="P3" draw:layer="layout" draw:type="line" svg:x1="16.846cm" svg:y1="6.854cm" svg:x2="14.654cm" svg:y2="11.146cm" draw:start-shape="id8" draw:start-glue-point="7" draw:end-shape="id7" draw:end-glue-point="11" svg:d="M16846 6854l-2192 4292" svg:viewBox="0 0 2193 4293">
          <text:p/>
        </draw:connector>
        <draw:connector draw:style-name="gr2" draw:text-style-name="P3" draw:layer="layout" draw:type="line" svg:x1="16.846cm" svg:y1="6.146cm" svg:x2="14.554cm" svg:y2="4.754cm" draw:start-shape="id8" draw:start-glue-point="5" draw:end-shape="id4" draw:end-glue-point="9" svg:d="M16846 6146l-2292-1392" svg:viewBox="0 0 2293 1393">
          <text:p/>
        </draw:connector>
        <draw:connector draw:style-name="gr2" draw:text-style-name="P3" draw:layer="layout" draw:type="line" svg:x1="16.846cm" svg:y1="11.146cm" svg:x2="14.554cm" svg:y2="4.754cm" draw:start-shape="id9" draw:start-glue-point="5" draw:end-shape="id4" draw:end-glue-point="9" svg:d="M16846 11146l-2292-6392" svg:viewBox="0 0 2293 6393">
          <text:p/>
        </draw:connector>
        <draw:connector draw:style-name="gr2" draw:text-style-name="P3" draw:layer="layout" draw:type="line" svg:x1="11.154cm" svg:y1="2.854cm" svg:x2="13.846cm" svg:y2="4.046cm" draw:start-shape="id5" draw:start-glue-point="9" draw:end-shape="id4" draw:end-glue-point="5" svg:d="M11154 2854l2692 1192" svg:viewBox="0 0 2693 1193">
          <text:p/>
        </draw:connector>
      </draw:page>
      <draw:page draw:name="page2" draw:style-name="dp1" draw:master-page-name="Обычный">
        <draw:custom-shape draw:style-name="gr1" draw:text-style-name="P2" xml:id="id16" draw:id="id16" draw:layer="layout" svg:width="1cm" svg:height="1cm" svg:x="3cm" svg:y="5.1cm">
          <text:p text:style-name="P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1cm" svg:height="1cm" svg:x="5cm" svg:y="3cm">
          <text:p text:style-name="P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1cm" svg:height="1cm" svg:x="7cm" svg:y="5cm">
          <text:p text:style-name="P1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1cm" svg:height="1cm" svg:x="5cm" svg:y="7cm">
          <text:p text:style-name="P1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1cm" svg:height="1cm" svg:x="10cm" svg:y="3.9cm">
          <text:p text:style-name="P1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8" draw:id="id28" draw:layer="layout" svg:width="1cm" svg:height="1cm" svg:x="9cm" svg:y="7cm">
          <text:p text:style-name="P1">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7" draw:id="id27" draw:layer="layout" svg:width="1cm" svg:height="1cm" svg:x="7cm" svg:y="9cm">
          <text:p text:style-name="P1">K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9" draw:id="id29" draw:layer="layout" svg:width="1cm" svg:height="1cm" svg:x="11cm" svg:y="9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1cm" svg:height="1cm" svg:x="8cm" svg:y="1cm">
          <text:p text:style-name="P1">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1cm" svg:height="1cm" svg:x="18cm" svg:y="9cm">
          <text:p text:style-name="P1">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1cm" svg:height="1cm" svg:x="13cm" svg:y="2cm">
          <text:p text:style-name="P1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1cm" svg:height="1cm" svg:x="15cm" svg:y="5cm">
          <text:p text:style-name="P1">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1cm" svg:height="1cm" svg:x="17cm" svg:y="3cm">
          <text:p text:style-name="P1">J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1cm" svg:height="1cm" svg:x="17cm" svg:y="7cm">
          <text:p text:style-name="P1">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854cm" svg:y1="5.246cm" svg:x2="5.146cm" svg:y2="3.854cm" draw:start-shape="id16" draw:start-glue-point="11" draw:end-shape="id17" draw:end-glue-point="7" svg:d="M3854 5246l1292-1392" svg:viewBox="0 0 1293 1393">
          <text:p/>
        </draw:connector>
        <draw:connector draw:style-name="gr2" draw:text-style-name="P3" draw:layer="layout" draw:type="line" svg:x1="6cm" svg:y1="3.5cm" svg:x2="10cm" svg:y2="4.4cm" draw:start-shape="id17" draw:start-glue-point="10" draw:end-shape="id18" draw:end-glue-point="6" svg:d="M6000 3500l4000 900" svg:viewBox="0 0 4001 901">
          <text:p/>
        </draw:connector>
        <draw:connector draw:style-name="gr2" draw:text-style-name="P3" draw:layer="layout" draw:type="line" svg:x1="13cm" svg:y1="2.5cm" svg:x2="11cm" svg:y2="4.4cm" draw:start-shape="id19" draw:start-glue-point="6" draw:end-shape="id18" draw:end-glue-point="10" svg:d="M13000 2500l-2000 1900" svg:viewBox="0 0 2001 1901">
          <text:p/>
        </draw:connector>
        <draw:connector draw:style-name="gr2" draw:text-style-name="P3" draw:layer="layout" draw:type="line" svg:x1="10.854cm" svg:y1="4.754cm" svg:x2="18.146cm" svg:y2="9.146cm" draw:start-shape="id18" draw:start-glue-point="9" draw:end-shape="id20" draw:end-glue-point="5" svg:d="M10854 4754l7292 4392" svg:viewBox="0 0 7293 4393">
          <text:p/>
        </draw:connector>
        <draw:connector draw:style-name="gr2" draw:text-style-name="P3" draw:layer="layout" draw:type="line" svg:x1="18.854cm" svg:y1="9.146cm" svg:x2="17.854cm" svg:y2="3.854cm" draw:start-shape="id20" draw:start-glue-point="11" draw:end-shape="id21" draw:end-glue-point="9" svg:d="M18854 9146l-1000-5292" svg:viewBox="0 0 1001 5293">
          <text:p/>
        </draw:connector>
        <draw:connector draw:style-name="gr2" draw:text-style-name="P3" draw:layer="layout" draw:type="line" svg:x1="5.854cm" svg:y1="3.146cm" svg:x2="8cm" svg:y2="1.5cm" draw:start-shape="id17" draw:start-glue-point="11" draw:end-shape="id22" draw:end-glue-point="6" svg:d="M5854 3146l2146-1646" svg:viewBox="0 0 2147 1647">
          <text:p/>
        </draw:connector>
        <draw:connector draw:style-name="gr2" draw:text-style-name="P3" draw:layer="layout" draw:type="line" svg:x1="9cm" svg:y1="1.5cm" svg:x2="13cm" svg:y2="2.5cm" draw:start-shape="id22" draw:start-glue-point="10" draw:end-shape="id19" draw:end-glue-point="6" svg:d="M9000 1500l4000 1000" svg:viewBox="0 0 4001 1001">
          <text:p/>
        </draw:connector>
        <draw:connector draw:style-name="gr2" draw:text-style-name="P3" draw:layer="layout" draw:type="line" svg:x1="13.854cm" svg:y1="2.854cm" svg:x2="15.146cm" svg:y2="5.146cm" draw:start-shape="id19" draw:start-glue-point="9" draw:end-shape="id23" draw:end-glue-point="5" svg:d="M13854 2854l1292 2292" svg:viewBox="0 0 1293 2293">
          <text:p/>
        </draw:connector>
        <draw:connector draw:style-name="gr2" draw:text-style-name="P3" draw:layer="layout" draw:type="line" svg:x1="14cm" svg:y1="2.5cm" svg:x2="17cm" svg:y2="3.5cm" draw:start-shape="id19" draw:start-glue-point="10" draw:end-shape="id21" draw:end-glue-point="6" svg:d="M14000 2500l3000 1000" svg:viewBox="0 0 3001 1001">
          <text:p/>
        </draw:connector>
        <draw:connector draw:style-name="gr2" draw:text-style-name="P3" draw:layer="layout" draw:type="line" svg:x1="18.5cm" svg:y1="9cm" svg:x2="17.854cm" svg:y2="7.854cm" draw:start-shape="id20" draw:start-glue-point="4" draw:end-shape="id24" draw:end-glue-point="9" svg:d="M18500 9000l-646-1146" svg:viewBox="0 0 647 1147">
          <text:p/>
        </draw:connector>
        <draw:connector draw:style-name="gr2" draw:text-style-name="P3" draw:layer="layout" draw:type="line" svg:x1="17.5cm" svg:y1="4cm" svg:x2="17.5cm" svg:y2="7cm" draw:start-shape="id21" draw:start-glue-point="8" draw:end-shape="id24" draw:end-glue-point="4" svg:d="M17500 4000v3000" svg:viewBox="0 0 1 3001">
          <text:p/>
        </draw:connector>
        <draw:connector draw:style-name="gr2" draw:text-style-name="P3" draw:layer="layout" draw:type="line" svg:x1="15.854cm" svg:y1="5.146cm" svg:x2="17.146cm" svg:y2="3.854cm" draw:start-shape="id23" draw:start-glue-point="11" draw:end-shape="id21" draw:end-glue-point="7" svg:d="M15854 5146l1292-1292" svg:viewBox="0 0 1293 1293">
          <text:p/>
        </draw:connector>
        <draw:connector draw:style-name="gr2" draw:text-style-name="P3" draw:layer="layout" draw:type="line" svg:x1="15.854cm" svg:y1="5.854cm" svg:x2="17.146cm" svg:y2="7.146cm" draw:start-shape="id23" draw:start-glue-point="9" draw:end-shape="id24" draw:end-glue-point="5" svg:d="M15854 5854l1292 1292" svg:viewBox="0 0 1293 1293">
          <text:p/>
        </draw:connector>
        <draw:connector draw:style-name="gr2" draw:text-style-name="P3" draw:layer="layout" draw:type="line" svg:x1="8.854cm" svg:y1="1.854cm" svg:x2="15cm" svg:y2="5.5cm" draw:start-shape="id22" draw:start-glue-point="9" draw:end-shape="id23" draw:end-glue-point="6" svg:d="M8854 1854l6146 3646" svg:viewBox="0 0 6147 3647">
          <text:p/>
        </draw:connector>
        <draw:connector draw:style-name="gr2" draw:text-style-name="P3" draw:layer="layout" draw:type="line" svg:x1="4cm" svg:y1="5.6cm" svg:x2="7cm" svg:y2="5.5cm" draw:start-shape="id16" draw:start-glue-point="10" draw:end-shape="id25" draw:end-glue-point="6" svg:d="M4000 5600l3000-100" svg:viewBox="0 0 3001 101">
          <text:p/>
        </draw:connector>
        <draw:connector draw:style-name="gr2" draw:text-style-name="P3" draw:layer="layout" draw:type="line" svg:x1="5.5cm" svg:y1="4cm" svg:x2="5.5cm" svg:y2="7cm" draw:start-shape="id17" draw:start-glue-point="8" draw:end-shape="id26" draw:end-glue-point="4" svg:d="M5500 4000v3000" svg:viewBox="0 0 1 3001">
          <text:p/>
        </draw:connector>
        <draw:connector draw:style-name="gr2" draw:text-style-name="P3" draw:layer="layout" draw:type="line" svg:x1="5.854cm" svg:y1="7.146cm" svg:x2="7.146cm" svg:y2="5.854cm" draw:start-shape="id26" draw:start-glue-point="11" draw:end-shape="id25" draw:end-glue-point="7" svg:d="M5854 7146l1292-1292" svg:viewBox="0 0 1293 1293">
          <text:p/>
        </draw:connector>
        <draw:connector draw:style-name="gr2" draw:text-style-name="P3" draw:layer="layout" draw:type="line" svg:x1="5.854cm" svg:y1="7.854cm" svg:x2="7.146cm" svg:y2="9.146cm" draw:start-shape="id26" draw:start-glue-point="9" draw:end-shape="id27" draw:end-glue-point="5" svg:d="M5854 7854l1292 1292" svg:viewBox="0 0 1293 1293">
          <text:p/>
        </draw:connector>
        <draw:connector draw:style-name="gr2" draw:text-style-name="P3" draw:layer="layout" draw:type="line" svg:x1="7.5cm" svg:y1="9cm" svg:x2="7.5cm" svg:y2="6cm" draw:start-shape="id27" draw:start-glue-point="4" draw:end-shape="id25" draw:end-glue-point="8" svg:d="M7500 9000v-3000" svg:viewBox="0 0 1 3001">
          <text:p/>
        </draw:connector>
        <draw:connector draw:style-name="gr2" draw:text-style-name="P3" draw:layer="layout" draw:type="line" svg:x1="7.854cm" svg:y1="5.146cm" svg:x2="10.146cm" svg:y2="4.754cm" draw:start-shape="id25" draw:start-glue-point="11" draw:end-shape="id18" draw:end-glue-point="7" svg:d="M7854 5146l2292-392" svg:viewBox="0 0 2293 393">
          <text:p/>
        </draw:connector>
        <draw:connector draw:style-name="gr2" draw:text-style-name="P3" draw:layer="layout" draw:type="line" svg:x1="7.5cm" svg:y1="5cm" svg:x2="8.146cm" svg:y2="1.854cm" draw:start-shape="id25" draw:start-glue-point="4" draw:end-shape="id22" draw:end-glue-point="7" svg:d="M7500 5000l646-3146" svg:viewBox="0 0 647 3147">
          <text:p/>
        </draw:connector>
        <draw:connector draw:style-name="gr2" draw:text-style-name="P3" draw:layer="layout" draw:type="line" svg:x1="7.854cm" svg:y1="9.146cm" svg:x2="9.146cm" svg:y2="7.854cm" draw:start-shape="id27" draw:start-glue-point="11" draw:end-shape="id28" draw:end-glue-point="7" svg:d="M7854 9146l1292-1292" svg:viewBox="0 0 1293 1293">
          <text:p/>
        </draw:connector>
        <draw:connector draw:style-name="gr2" draw:text-style-name="P3" draw:layer="layout" draw:type="line" svg:x1="9.854cm" svg:y1="7.854cm" svg:x2="11.146cm" svg:y2="9.146cm" draw:start-shape="id28" draw:start-glue-point="9" draw:end-shape="id29" draw:end-glue-point="5" svg:d="M9854 7854l1292 1292" svg:viewBox="0 0 1293 1293">
          <text:p/>
        </draw:connector>
        <draw:connector draw:style-name="gr2" draw:text-style-name="P3" draw:layer="layout" draw:type="line" svg:x1="12cm" svg:y1="9.5cm" svg:x2="18cm" svg:y2="9.5cm" draw:start-shape="id29" draw:start-glue-point="10" draw:end-shape="id20" draw:end-glue-point="6" svg:d="M12000 9500h6000" svg:viewBox="0 0 6001 1">
          <text:p/>
        </draw:connector>
        <draw:connector draw:style-name="gr2" draw:text-style-name="P3" draw:layer="layout" draw:type="line" svg:x1="11.5cm" svg:y1="9cm" svg:x2="10.5cm" svg:y2="4.9cm" draw:start-shape="id29" draw:start-glue-point="4" draw:end-shape="id18" draw:end-glue-point="8" svg:d="M11500 9000l-1000-4100" svg:viewBox="0 0 1001 4101">
          <text:p/>
        </draw:connector>
        <draw:connector draw:style-name="gr2" draw:text-style-name="P3" draw:layer="layout" draw:type="line" svg:x1="8cm" svg:y1="9.5cm" svg:x2="11cm" svg:y2="9.5cm" draw:start-shape="id27" draw:start-glue-point="10" draw:end-shape="id29" draw:end-glue-point="6" svg:d="M8000 9500h3000" svg:viewBox="0 0 3001 1">
          <text:p/>
        </draw:connector>
        <draw:connector draw:style-name="gr2" draw:text-style-name="P3" draw:layer="layout" draw:type="line" svg:x1="9.5cm" svg:y1="7cm" svg:x2="8.5cm" svg:y2="2cm" draw:start-shape="id28" draw:start-glue-point="4" draw:end-shape="id22" draw:end-glue-point="8" svg:d="M9500 7000l-1000-5000" svg:viewBox="0 0 1001 5001">
          <text:p/>
        </draw:connector>
        <draw:custom-shape draw:style-name="gr1" draw:text-style-name="P2" xml:id="id30" draw:id="id30" draw:layer="layout" svg:width="1cm" svg:height="1cm" svg:x="12cm" svg:y="7cm">
          <text:p text:style-name="P1">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cm" svg:y1="7.5cm" svg:x2="12cm" svg:y2="7.5cm" draw:start-shape="id28" draw:start-glue-point="10" draw:end-shape="id30" draw:end-glue-point="6" svg:d="M10000 7500h2000" svg:viewBox="0 0 2001 1">
          <text:p/>
        </draw:connector>
        <draw:connector draw:style-name="gr2" draw:text-style-name="P3" draw:layer="layout" draw:type="line" svg:x1="11.854cm" svg:y1="9.146cm" svg:x2="12.5cm" svg:y2="8cm" draw:start-shape="id29" draw:start-glue-point="11" draw:end-shape="id30" draw:end-glue-point="8" svg:d="M11854 9146l646-1146" svg:viewBox="0 0 647 1147">
          <text:p/>
        </draw:connector>
        <draw:connector draw:style-name="gr2" draw:text-style-name="P3" draw:layer="layout" draw:type="line" svg:x1="12.854cm" svg:y1="7.146cm" svg:x2="15.146cm" svg:y2="5.854cm" draw:start-shape="id30" draw:start-glue-point="11" draw:end-shape="id23" draw:end-glue-point="7" svg:d="M12854 7146l2292-1292" svg:viewBox="0 0 2293 1293">
          <text:p/>
        </draw:connector>
        <draw:connector draw:style-name="gr2" draw:text-style-name="P3" draw:layer="layout" draw:type="line" svg:x1="9.854cm" svg:y1="7.146cm" svg:x2="13.5cm" svg:y2="3cm" draw:start-shape="id28" draw:start-glue-point="11" draw:end-shape="id19" draw:end-glue-point="8" svg:d="M9854 7146l3646-4146" svg:viewBox="0 0 3647 4147">
          <text:p/>
        </draw:connector>
      </draw:page>
      <draw:page draw:name="page3" draw:style-name="dp1" draw:master-page-name="Обычный">
        <draw:custom-shape draw:style-name="gr1" draw:text-style-name="P2" xml:id="id31" draw:id="id31" draw:layer="layout" svg:width="1cm" svg:height="1cm" svg:x="3cm" svg:y="5.1cm">
          <text:p text:style-name="P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2" draw:id="id32" draw:layer="layout" svg:width="1cm" svg:height="1cm" svg:x="5cm" svg:y="3cm">
          <text:p text:style-name="P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0" draw:id="id40" draw:layer="layout" svg:width="1cm" svg:height="1cm" svg:x="7cm" svg:y="5cm">
          <text:p text:style-name="P1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1" draw:id="id41" draw:layer="layout" svg:width="1cm" svg:height="1cm" svg:x="5cm" svg:y="7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3" draw:id="id33" draw:layer="layout" svg:width="1cm" svg:height="1cm" svg:x="10cm" svg:y="3.9cm">
          <text:p text:style-name="P1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3" draw:id="id43" draw:layer="layout" svg:width="1cm" svg:height="1cm" svg:x="9cm" svg:y="7cm">
          <text:p text:style-name="P1">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2" draw:id="id42" draw:layer="layout" svg:width="1cm" svg:height="1cm" svg:x="7cm" svg:y="9cm">
          <text:p text:style-name="P1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4" draw:id="id44" draw:layer="layout" svg:width="1cm" svg:height="1cm" svg:x="11cm" svg:y="9cm">
          <text:p text:style-name="P1">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6" draw:id="id36" draw:layer="layout" svg:width="1cm" svg:height="1cm" svg:x="8cm" svg:y="1cm">
          <text:p text:style-name="P1">J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4" draw:id="id34" draw:layer="layout" svg:width="1cm" svg:height="1cm" svg:x="18cm" svg:y="9cm">
          <text:p text:style-name="P1">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7" draw:id="id37" draw:layer="layout" svg:width="1cm" svg:height="1cm" svg:x="13cm" svg:y="2cm">
          <text:p text:style-name="P1">K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8" draw:id="id38" draw:layer="layout" svg:width="1cm" svg:height="1cm" svg:x="15cm" svg:y="5cm">
          <text:p text:style-name="P1">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5" draw:id="id35" draw:layer="layout" svg:width="1cm" svg:height="1cm" svg:x="17cm" svg:y="3cm">
          <text:p text:style-name="P1">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9" draw:id="id39" draw:layer="layout" svg:width="1cm" svg:height="1cm" svg:x="17cm" svg:y="7cm">
          <text:p text:style-name="P1">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854cm" svg:y1="5.246cm" svg:x2="5.146cm" svg:y2="3.854cm" draw:start-shape="id31" draw:start-glue-point="11" draw:end-shape="id32" draw:end-glue-point="7" svg:d="M3854 5246l1292-1392" svg:viewBox="0 0 1293 1393">
          <text:p/>
        </draw:connector>
        <draw:connector draw:style-name="gr2" draw:text-style-name="P3" draw:layer="layout" draw:type="line" svg:x1="6cm" svg:y1="3.5cm" svg:x2="10cm" svg:y2="4.4cm" draw:start-shape="id32" draw:start-glue-point="10" draw:end-shape="id33" draw:end-glue-point="6" svg:d="M6000 3500l4000 900" svg:viewBox="0 0 4001 901">
          <text:p/>
        </draw:connector>
        <draw:connector draw:style-name="gr2" draw:text-style-name="P3" draw:layer="layout" draw:type="line" svg:x1="10.854cm" svg:y1="4.754cm" svg:x2="18.146cm" svg:y2="9.146cm" draw:start-shape="id33" draw:start-glue-point="9" draw:end-shape="id34" draw:end-glue-point="5" svg:d="M10854 4754l7292 4392" svg:viewBox="0 0 7293 4393">
          <text:p/>
        </draw:connector>
        <draw:connector draw:style-name="gr2" draw:text-style-name="P3" draw:layer="layout" draw:type="line" svg:x1="18.854cm" svg:y1="9.146cm" svg:x2="17.854cm" svg:y2="3.854cm" draw:start-shape="id34" draw:start-glue-point="11" draw:end-shape="id35" draw:end-glue-point="9" svg:d="M18854 9146l-1000-5292" svg:viewBox="0 0 1001 5293">
          <text:p/>
        </draw:connector>
        <draw:connector draw:style-name="gr2" draw:text-style-name="P3" draw:layer="layout" draw:type="line" svg:x1="5.854cm" svg:y1="3.146cm" svg:x2="8cm" svg:y2="1.5cm" draw:start-shape="id32" draw:start-glue-point="11" draw:end-shape="id36" draw:end-glue-point="6" svg:d="M5854 3146l2146-1646" svg:viewBox="0 0 2147 1647">
          <text:p/>
        </draw:connector>
        <draw:connector draw:style-name="gr2" draw:text-style-name="P3" draw:layer="layout" draw:type="line" svg:x1="13.854cm" svg:y1="2.854cm" svg:x2="15.146cm" svg:y2="5.146cm" draw:start-shape="id37" draw:start-glue-point="9" draw:end-shape="id38" draw:end-glue-point="5" svg:d="M13854 2854l1292 2292" svg:viewBox="0 0 1293 2293">
          <text:p/>
        </draw:connector>
        <draw:connector draw:style-name="gr2" draw:text-style-name="P3" draw:layer="layout" draw:type="line" svg:x1="14cm" svg:y1="2.5cm" svg:x2="17cm" svg:y2="3.5cm" draw:start-shape="id37" draw:start-glue-point="10" draw:end-shape="id35" draw:end-glue-point="6" svg:d="M14000 2500l3000 1000" svg:viewBox="0 0 3001 1001">
          <text:p/>
        </draw:connector>
        <draw:connector draw:style-name="gr2" draw:text-style-name="P3" draw:layer="layout" draw:type="line" svg:x1="18.5cm" svg:y1="9cm" svg:x2="17.854cm" svg:y2="7.854cm" draw:start-shape="id34" draw:start-glue-point="4" draw:end-shape="id39" draw:end-glue-point="9" svg:d="M18500 9000l-646-1146" svg:viewBox="0 0 647 1147">
          <text:p/>
        </draw:connector>
        <draw:connector draw:style-name="gr2" draw:text-style-name="P3" draw:layer="layout" draw:type="line" svg:x1="17.5cm" svg:y1="4cm" svg:x2="17.5cm" svg:y2="7cm" draw:start-shape="id35" draw:start-glue-point="8" draw:end-shape="id39" draw:end-glue-point="4" svg:d="M17500 4000v3000" svg:viewBox="0 0 1 3001">
          <text:p/>
        </draw:connector>
        <draw:connector draw:style-name="gr2" draw:text-style-name="P3" draw:layer="layout" draw:type="line" svg:x1="15.854cm" svg:y1="5.146cm" svg:x2="17.146cm" svg:y2="3.854cm" draw:start-shape="id38" draw:start-glue-point="11" draw:end-shape="id35" draw:end-glue-point="7" svg:d="M15854 5146l1292-1292" svg:viewBox="0 0 1293 1293">
          <text:p/>
        </draw:connector>
        <draw:connector draw:style-name="gr2" draw:text-style-name="P3" draw:layer="layout" draw:type="line" svg:x1="15.854cm" svg:y1="5.854cm" svg:x2="17.146cm" svg:y2="7.146cm" draw:start-shape="id38" draw:start-glue-point="9" draw:end-shape="id39" draw:end-glue-point="5" svg:d="M15854 5854l1292 1292" svg:viewBox="0 0 1293 1293">
          <text:p/>
        </draw:connector>
        <draw:connector draw:style-name="gr2" draw:text-style-name="P3" draw:layer="layout" draw:type="line" svg:x1="4cm" svg:y1="5.6cm" svg:x2="7cm" svg:y2="5.5cm" draw:start-shape="id31" draw:start-glue-point="10" draw:end-shape="id40" draw:end-glue-point="6" svg:d="M4000 5600l3000-100" svg:viewBox="0 0 3001 101">
          <text:p/>
        </draw:connector>
        <draw:connector draw:style-name="gr2" draw:text-style-name="P3" draw:layer="layout" draw:type="line" svg:x1="5.5cm" svg:y1="4cm" svg:x2="5.5cm" svg:y2="7cm" draw:start-shape="id32" draw:start-glue-point="8" draw:end-shape="id41" draw:end-glue-point="4" svg:d="M5500 4000v3000" svg:viewBox="0 0 1 3001">
          <text:p/>
        </draw:connector>
        <draw:connector draw:style-name="gr2" draw:text-style-name="P3" draw:layer="layout" draw:type="line" svg:x1="5.854cm" svg:y1="7.854cm" svg:x2="7.146cm" svg:y2="9.146cm" draw:start-shape="id41" draw:start-glue-point="9" draw:end-shape="id42" draw:end-glue-point="5" svg:d="M5854 7854l1292 1292" svg:viewBox="0 0 1293 1293">
          <text:p/>
        </draw:connector>
        <draw:connector draw:style-name="gr2" draw:text-style-name="P3" draw:layer="layout" draw:type="line" svg:x1="7.5cm" svg:y1="5cm" svg:x2="8.146cm" svg:y2="1.854cm" draw:start-shape="id40" draw:start-glue-point="4" draw:end-shape="id36" draw:end-glue-point="7" svg:d="M7500 5000l646-3146" svg:viewBox="0 0 647 3147">
          <text:p/>
        </draw:connector>
        <draw:connector draw:style-name="gr2" draw:text-style-name="P3" draw:layer="layout" draw:type="line" svg:x1="7.854cm" svg:y1="9.146cm" svg:x2="9.146cm" svg:y2="7.854cm" draw:start-shape="id42" draw:start-glue-point="11" draw:end-shape="id43" draw:end-glue-point="7" svg:d="M7854 9146l1292-1292" svg:viewBox="0 0 1293 1293">
          <text:p/>
        </draw:connector>
        <draw:connector draw:style-name="gr2" draw:text-style-name="P3" draw:layer="layout" draw:type="line" svg:x1="9.854cm" svg:y1="7.854cm" svg:x2="11.146cm" svg:y2="9.146cm" draw:start-shape="id43" draw:start-glue-point="9" draw:end-shape="id44" draw:end-glue-point="5" svg:d="M9854 7854l1292 1292" svg:viewBox="0 0 1293 1293">
          <text:p/>
        </draw:connector>
        <draw:connector draw:style-name="gr2" draw:text-style-name="P3" draw:layer="layout" draw:type="line" svg:x1="12cm" svg:y1="9.5cm" svg:x2="18cm" svg:y2="9.5cm" draw:start-shape="id44" draw:start-glue-point="10" draw:end-shape="id34" draw:end-glue-point="6" svg:d="M12000 9500h6000" svg:viewBox="0 0 6001 1">
          <text:p/>
        </draw:connector>
        <draw:connector draw:style-name="gr2" draw:text-style-name="P3" draw:layer="layout" draw:type="line" svg:x1="8cm" svg:y1="9.5cm" svg:x2="11cm" svg:y2="9.5cm" draw:start-shape="id42" draw:start-glue-point="10" draw:end-shape="id44" draw:end-glue-point="6" svg:d="M8000 9500h3000" svg:viewBox="0 0 3001 1">
          <text:p/>
        </draw:connector>
        <draw:connector draw:style-name="gr2" draw:text-style-name="P3" draw:layer="layout" draw:type="line" svg:x1="9.5cm" svg:y1="7cm" svg:x2="8.5cm" svg:y2="2cm" draw:start-shape="id43" draw:start-glue-point="4" draw:end-shape="id36" draw:end-glue-point="8" svg:d="M9500 7000l-1000-5000" svg:viewBox="0 0 1001 5001">
          <text:p/>
        </draw:connector>
        <draw:custom-shape draw:style-name="gr1" draw:text-style-name="P2" xml:id="id45" draw:id="id45" draw:layer="layout" svg:width="1cm" svg:height="1cm" svg:x="12cm" svg:y="7cm">
          <text:p text:style-name="P1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cm" svg:y1="7.5cm" svg:x2="12cm" svg:y2="7.5cm" draw:start-shape="id43" draw:start-glue-point="10" draw:end-shape="id45" draw:end-glue-point="6" svg:d="M10000 7500h2000" svg:viewBox="0 0 2001 1">
          <text:p/>
        </draw:connector>
        <draw:connector draw:style-name="gr2" draw:text-style-name="P3" draw:layer="layout" draw:type="line" svg:x1="12.854cm" svg:y1="7.146cm" svg:x2="15.146cm" svg:y2="5.854cm" draw:start-shape="id45" draw:start-glue-point="11" draw:end-shape="id38" draw:end-glue-point="7" svg:d="M12854 7146l2292-1292" svg:viewBox="0 0 2293 1293">
          <text:p/>
        </draw:connector>
        <draw:connector draw:style-name="gr2" draw:text-style-name="P3" draw:layer="layout" draw:type="line" svg:x1="9.854cm" svg:y1="7.146cm" svg:x2="13.5cm" svg:y2="3cm" draw:start-shape="id43" draw:start-glue-point="11" draw:end-shape="id37" draw:end-glue-point="8" svg:d="M9854 7146l3646-4146" svg:viewBox="0 0 3647 4147">
          <text:p/>
        </draw:connector>
        <draw:connector draw:style-name="gr2" draw:text-style-name="P3" draw:layer="layout" draw:type="line" svg:x1="10.854cm" svg:y1="4.046cm" svg:x2="13.146cm" svg:y2="2.854cm" draw:start-shape="id33" draw:start-glue-point="11" draw:end-shape="id37" draw:end-glue-point="7" svg:d="M10854 4046l2292-1192" svg:viewBox="0 0 2293 1193">
          <text:p/>
        </draw:connector>
        <draw:connector draw:style-name="gr2" draw:text-style-name="P3" draw:layer="layout" draw:type="line" svg:x1="9cm" svg:y1="1.5cm" svg:x2="13cm" svg:y2="2.5cm" draw:start-shape="id36" draw:start-glue-point="10" draw:end-shape="id37" draw:end-glue-point="6" svg:d="M9000 1500l4000 1000" svg:viewBox="0 0 4001 1001">
          <text:p/>
        </draw:connector>
        <draw:custom-shape draw:style-name="gr1" draw:text-style-name="P2" xml:id="id46" draw:id="id46" draw:layer="layout" svg:width="1cm" svg:height="1cm" svg:x="3cm" svg:y="15cm">
          <text:p text:style-name="P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7" draw:id="id47" draw:layer="layout" svg:width="1cm" svg:height="1cm" svg:x="5cm" svg:y="13cm">
          <text:p text:style-name="P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5" draw:id="id55" draw:layer="layout" svg:width="1cm" svg:height="1cm" svg:x="7cm" svg:y="15cm">
          <text:p text:style-name="P1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6" draw:id="id56" draw:layer="layout" svg:width="1cm" svg:height="1cm" svg:x="5cm" svg:y="17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8" draw:id="id48" draw:layer="layout" svg:width="1cm" svg:height="1cm" svg:x="10cm" svg:y="13.9cm">
          <text:p text:style-name="P1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8" draw:id="id58" draw:layer="layout" svg:width="1cm" svg:height="1cm" svg:x="9cm" svg:y="17cm">
          <text:p text:style-name="P1">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7" draw:id="id57" draw:layer="layout" svg:width="1cm" svg:height="1cm" svg:x="7cm" svg:y="19cm">
          <text:p text:style-name="P1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9" draw:id="id59" draw:layer="layout" svg:width="1cm" svg:height="1cm" svg:x="11cm" svg:y="19cm">
          <text:p text:style-name="P1">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1" draw:id="id51" draw:layer="layout" svg:width="1cm" svg:height="1cm" svg:x="8cm" svg:y="11cm">
          <text:p text:style-name="P1">J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9" draw:id="id49" draw:layer="layout" svg:width="1cm" svg:height="1cm" svg:x="18cm" svg:y="19cm">
          <text:p text:style-name="P1">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2" draw:id="id52" draw:layer="layout" svg:width="1cm" svg:height="1cm" svg:x="13cm" svg:y="12cm">
          <text:p text:style-name="P1">K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3" draw:id="id53" draw:layer="layout" svg:width="1cm" svg:height="1cm" svg:x="15cm" svg:y="15cm">
          <text:p text:style-name="P1">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0" draw:id="id50" draw:layer="layout" svg:width="1cm" svg:height="1cm" svg:x="17cm" svg:y="13cm">
          <text:p text:style-name="P1">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4" draw:id="id54" draw:layer="layout" svg:width="1cm" svg:height="1cm" svg:x="17cm" svg:y="17cm">
          <text:p text:style-name="P1">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854cm" svg:y1="15.146cm" svg:x2="5.146cm" svg:y2="13.854cm" draw:start-shape="id46" draw:start-glue-point="11" draw:end-shape="id47" draw:end-glue-point="7" svg:d="M3854 15146l1292-1292" svg:viewBox="0 0 1293 1293">
          <text:p/>
        </draw:connector>
        <draw:connector draw:style-name="gr2" draw:text-style-name="P3" draw:layer="layout" draw:type="line" svg:x1="6cm" svg:y1="13.5cm" svg:x2="10cm" svg:y2="14.4cm" draw:start-shape="id47" draw:start-glue-point="10" draw:end-shape="id48" draw:end-glue-point="6" svg:d="M6000 13500l4000 900" svg:viewBox="0 0 4001 901">
          <text:p/>
        </draw:connector>
        <draw:connector draw:style-name="gr2" draw:text-style-name="P3" draw:layer="layout" draw:type="line" svg:x1="10.854cm" svg:y1="14.754cm" svg:x2="18.146cm" svg:y2="19.146cm" draw:start-shape="id48" draw:start-glue-point="9" draw:end-shape="id49" draw:end-glue-point="5" svg:d="M10854 14754l7292 4392" svg:viewBox="0 0 7293 4393">
          <text:p/>
        </draw:connector>
        <draw:connector draw:style-name="gr2" draw:text-style-name="P3" draw:layer="layout" draw:type="line" svg:x1="18.854cm" svg:y1="19.146cm" svg:x2="17.854cm" svg:y2="13.854cm" draw:start-shape="id49" draw:start-glue-point="11" draw:end-shape="id50" draw:end-glue-point="9" svg:d="M18854 19146l-1000-5292" svg:viewBox="0 0 1001 5293">
          <text:p/>
        </draw:connector>
        <draw:connector draw:style-name="gr2" draw:text-style-name="P3" draw:layer="layout" draw:type="line" svg:x1="5.854cm" svg:y1="13.146cm" svg:x2="8cm" svg:y2="11.5cm" draw:start-shape="id47" draw:start-glue-point="11" draw:end-shape="id51" draw:end-glue-point="6" svg:d="M5854 13146l2146-1646" svg:viewBox="0 0 2147 1647">
          <text:p/>
        </draw:connector>
        <draw:connector draw:style-name="gr2" draw:text-style-name="P3" draw:layer="layout" draw:type="line" svg:x1="13.854cm" svg:y1="12.854cm" svg:x2="15.146cm" svg:y2="15.146cm" draw:start-shape="id52" draw:start-glue-point="9" draw:end-shape="id53" draw:end-glue-point="5" svg:d="M13854 12854l1292 2292" svg:viewBox="0 0 1293 2293">
          <text:p/>
        </draw:connector>
        <draw:connector draw:style-name="gr2" draw:text-style-name="P3" draw:layer="layout" draw:type="line" svg:x1="14cm" svg:y1="12.5cm" svg:x2="17cm" svg:y2="13.5cm" draw:start-shape="id52" draw:start-glue-point="10" draw:end-shape="id50" draw:end-glue-point="6" svg:d="M14000 12500l3000 1000" svg:viewBox="0 0 3001 1001">
          <text:p/>
        </draw:connector>
        <draw:connector draw:style-name="gr2" draw:text-style-name="P3" draw:layer="layout" draw:type="line" svg:x1="18.5cm" svg:y1="19cm" svg:x2="17.854cm" svg:y2="17.854cm" draw:start-shape="id49" draw:start-glue-point="4" draw:end-shape="id54" draw:end-glue-point="9" svg:d="M18500 19000l-646-1146" svg:viewBox="0 0 647 1147">
          <text:p/>
        </draw:connector>
        <draw:connector draw:style-name="gr2" draw:text-style-name="P3" draw:layer="layout" draw:type="line" svg:x1="17.5cm" svg:y1="14cm" svg:x2="17.5cm" svg:y2="17cm" draw:start-shape="id50" draw:start-glue-point="8" draw:end-shape="id54" draw:end-glue-point="4" svg:d="M17500 14000v3000" svg:viewBox="0 0 1 3001">
          <text:p/>
        </draw:connector>
        <draw:connector draw:style-name="gr2" draw:text-style-name="P3" draw:layer="layout" draw:type="line" svg:x1="15.854cm" svg:y1="15.146cm" svg:x2="17.146cm" svg:y2="13.854cm" draw:start-shape="id53" draw:start-glue-point="11" draw:end-shape="id50" draw:end-glue-point="7" svg:d="M15854 15146l1292-1292" svg:viewBox="0 0 1293 1293">
          <text:p/>
        </draw:connector>
        <draw:connector draw:style-name="gr2" draw:text-style-name="P3" draw:layer="layout" draw:type="line" svg:x1="15.854cm" svg:y1="15.854cm" svg:x2="17.146cm" svg:y2="17.146cm" draw:start-shape="id53" draw:start-glue-point="9" draw:end-shape="id54" draw:end-glue-point="5" svg:d="M15854 15854l1292 1292" svg:viewBox="0 0 1293 1293">
          <text:p/>
        </draw:connector>
        <draw:connector draw:style-name="gr2" draw:text-style-name="P3" draw:layer="layout" draw:type="line" svg:x1="4cm" svg:y1="15.5cm" svg:x2="7cm" svg:y2="15.5cm" draw:start-shape="id46" draw:start-glue-point="10" draw:end-shape="id55" draw:end-glue-point="6" svg:d="M4000 15500h3000" svg:viewBox="0 0 3001 1">
          <text:p/>
        </draw:connector>
        <draw:connector draw:style-name="gr2" draw:text-style-name="P3" draw:layer="layout" draw:type="line" svg:x1="5.5cm" svg:y1="14cm" svg:x2="5.5cm" svg:y2="17cm" draw:start-shape="id47" draw:start-glue-point="8" draw:end-shape="id56" draw:end-glue-point="4" svg:d="M5500 14000v3000" svg:viewBox="0 0 1 3001">
          <text:p/>
        </draw:connector>
        <draw:connector draw:style-name="gr2" draw:text-style-name="P3" draw:layer="layout" draw:type="line" svg:x1="5.854cm" svg:y1="17.854cm" svg:x2="7.146cm" svg:y2="19.146cm" draw:start-shape="id56" draw:start-glue-point="9" draw:end-shape="id57" draw:end-glue-point="5" svg:d="M5854 17854l1292 1292" svg:viewBox="0 0 1293 1293">
          <text:p/>
        </draw:connector>
        <draw:connector draw:style-name="gr2" draw:text-style-name="P3" draw:layer="layout" draw:type="line" svg:x1="7.5cm" svg:y1="15cm" svg:x2="8.146cm" svg:y2="11.854cm" draw:start-shape="id55" draw:start-glue-point="4" draw:end-shape="id51" draw:end-glue-point="7" svg:d="M7500 15000l646-3146" svg:viewBox="0 0 647 3147">
          <text:p/>
        </draw:connector>
        <draw:connector draw:style-name="gr2" draw:text-style-name="P3" draw:layer="layout" draw:type="line" svg:x1="7.854cm" svg:y1="19.146cm" svg:x2="9.146cm" svg:y2="17.854cm" draw:start-shape="id57" draw:start-glue-point="11" draw:end-shape="id58" draw:end-glue-point="7" svg:d="M7854 19146l1292-1292" svg:viewBox="0 0 1293 1293">
          <text:p/>
        </draw:connector>
        <draw:connector draw:style-name="gr2" draw:text-style-name="P3" draw:layer="layout" draw:type="line" svg:x1="9.854cm" svg:y1="17.854cm" svg:x2="11.146cm" svg:y2="19.146cm" draw:start-shape="id58" draw:start-glue-point="9" draw:end-shape="id59" draw:end-glue-point="5" svg:d="M9854 17854l1292 1292" svg:viewBox="0 0 1293 1293">
          <text:p/>
        </draw:connector>
        <draw:connector draw:style-name="gr2" draw:text-style-name="P3" draw:layer="layout" draw:type="line" svg:x1="12cm" svg:y1="19.5cm" svg:x2="18cm" svg:y2="19.5cm" draw:start-shape="id59" draw:start-glue-point="10" draw:end-shape="id49" draw:end-glue-point="6" svg:d="M12000 19500h6000" svg:viewBox="0 0 6001 1">
          <text:p/>
        </draw:connector>
        <draw:connector draw:style-name="gr2" draw:text-style-name="P3" draw:layer="layout" draw:type="line" svg:x1="8cm" svg:y1="19.5cm" svg:x2="11cm" svg:y2="19.5cm" draw:start-shape="id57" draw:start-glue-point="10" draw:end-shape="id59" draw:end-glue-point="6" svg:d="M8000 19500h3000" svg:viewBox="0 0 3001 1">
          <text:p/>
        </draw:connector>
        <draw:connector draw:style-name="gr2" draw:text-style-name="P3" draw:layer="layout" draw:type="line" svg:x1="9.5cm" svg:y1="17cm" svg:x2="8.5cm" svg:y2="12cm" draw:start-shape="id58" draw:start-glue-point="4" draw:end-shape="id51" draw:end-glue-point="8" svg:d="M9500 17000l-1000-5000" svg:viewBox="0 0 1001 5001">
          <text:p/>
        </draw:connector>
        <draw:custom-shape draw:style-name="gr1" draw:text-style-name="P2" xml:id="id60" draw:id="id60" draw:layer="layout" svg:width="1cm" svg:height="1cm" svg:x="12cm" svg:y="17cm">
          <text:p text:style-name="P1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cm" svg:y1="17.5cm" svg:x2="12cm" svg:y2="17.5cm" draw:start-shape="id58" draw:start-glue-point="10" draw:end-shape="id60" draw:end-glue-point="6" svg:d="M10000 17500h2000" svg:viewBox="0 0 2001 1">
          <text:p/>
        </draw:connector>
        <draw:connector draw:style-name="gr2" draw:text-style-name="P3" draw:layer="layout" draw:type="line" svg:x1="12.854cm" svg:y1="17.146cm" svg:x2="15.146cm" svg:y2="15.854cm" draw:start-shape="id60" draw:start-glue-point="11" draw:end-shape="id53" draw:end-glue-point="7" svg:d="M12854 17146l2292-1292" svg:viewBox="0 0 2293 1293">
          <text:p/>
        </draw:connector>
        <draw:connector draw:style-name="gr2" draw:text-style-name="P3" draw:layer="layout" draw:type="line" svg:x1="9.854cm" svg:y1="17.146cm" svg:x2="13.5cm" svg:y2="13cm" draw:start-shape="id58" draw:start-glue-point="11" draw:end-shape="id52" draw:end-glue-point="8" svg:d="M9854 17146l3646-4146" svg:viewBox="0 0 3647 4147">
          <text:p/>
        </draw:connector>
        <draw:connector draw:style-name="gr2" draw:text-style-name="P3" draw:layer="layout" draw:type="line" svg:x1="10.854cm" svg:y1="14.046cm" svg:x2="13.146cm" svg:y2="12.854cm" draw:start-shape="id48" draw:start-glue-point="11" draw:end-shape="id52" draw:end-glue-point="7" svg:d="M10854 14046l2292-1192" svg:viewBox="0 0 2293 1193">
          <text:p/>
        </draw:connector>
        <draw:connector draw:style-name="gr2" draw:text-style-name="P3" draw:layer="layout" draw:type="line" svg:x1="9cm" svg:y1="11.5cm" svg:x2="13cm" svg:y2="12.5cm" draw:start-shape="id51" draw:start-glue-point="10" draw:end-shape="id52" draw:end-glue-point="6" svg:d="M9000 11500l4000 1000" svg:viewBox="0 0 4001 1001">
          <text:p/>
        </draw:connector>
        <draw:connector draw:style-name="gr2" draw:text-style-name="P3" draw:layer="layout" draw:type="line" svg:x1="5.854cm" svg:y1="13.854cm" svg:x2="7.146cm" svg:y2="15.146cm" draw:start-shape="id47" draw:start-glue-point="9" draw:end-shape="id55" draw:end-glue-point="5" svg:d="M5854 13854l1292 1292" svg:viewBox="0 0 1293 1293">
          <text:p/>
        </draw:connector>
        <draw:connector draw:style-name="gr2" draw:text-style-name="P3" draw:layer="layout" draw:type="line" svg:x1="8.854cm" svg:y1="11.854cm" svg:x2="10.146cm" svg:y2="14.046cm" draw:start-shape="id51" draw:start-glue-point="9" draw:end-shape="id48" draw:end-glue-point="5" svg:d="M8854 11854l1292 2192" svg:viewBox="0 0 1293 2193">
          <text:p/>
        </draw:connector>
        <draw:connector draw:style-name="gr2" draw:text-style-name="P3" draw:layer="layout" draw:type="line" svg:x1="9.854cm" svg:y1="17.146cm" svg:x2="10.5cm" svg:y2="14.9cm" draw:start-shape="id58" draw:start-glue-point="11" draw:end-shape="id48" draw:end-glue-point="8" svg:d="M9854 17146l646-2246" svg:viewBox="0 0 647 2247">
          <text:p/>
        </draw:connector>
        <draw:connector draw:style-name="gr2" draw:text-style-name="P3" draw:layer="layout" draw:type="line" svg:x1="12.146cm" svg:y1="17.146cm" svg:x2="10.854cm" svg:y2="14.754cm" draw:start-shape="id60" draw:start-glue-point="5" draw:end-shape="id48" draw:end-glue-point="9" svg:d="M12146 17146l-1292-2392" svg:viewBox="0 0 1293 2393">
          <text:p/>
        </draw:connector>
        <draw:connector draw:style-name="gr2" draw:text-style-name="P3" draw:layer="layout" draw:type="line" svg:x1="11.5cm" svg:y1="19cm" svg:x2="12.146cm" svg:y2="17.854cm" draw:start-shape="id59" draw:start-glue-point="4" draw:end-shape="id60" draw:end-glue-point="7" svg:d="M11500 19000l646-1146" svg:viewBox="0 0 647 1147">
          <text:p/>
        </draw:connector>
        <draw:connector draw:style-name="gr2" draw:text-style-name="P3" draw:layer="layout" draw:type="line" svg:x1="7.5cm" svg:y1="19cm" svg:x2="7.5cm" svg:y2="16cm" draw:start-shape="id57" draw:start-glue-point="4" draw:end-shape="id55" draw:end-glue-point="8" svg:d="M7500 19000v-3000" svg:viewBox="0 0 1 3001">
          <text:p/>
        </draw:connector>
        <draw:connector draw:style-name="gr2" draw:text-style-name="P3" draw:layer="layout" draw:type="line" svg:x1="9.146cm" svg:y1="17.146cm" svg:x2="7.854cm" svg:y2="15.854cm" draw:start-shape="id58" draw:start-glue-point="5" draw:end-shape="id55" draw:end-glue-point="9" svg:d="M9146 17146l-1292-1292" svg:viewBox="0 0 1293 1293">
          <text:p/>
        </draw:connector>
        <draw:connector draw:style-name="gr2" draw:text-style-name="P3" draw:layer="layout" draw:type="line" svg:x1="8cm" svg:y1="15.5cm" svg:x2="10.146cm" svg:y2="14.754cm" draw:start-shape="id55" draw:start-glue-point="10" draw:end-shape="id48" draw:end-glue-point="7" svg:d="M8000 15500l2146-746" svg:viewBox="0 0 2147 747">
          <text:p/>
        </draw:connector>
        <draw:custom-shape draw:style-name="gr1" draw:text-style-name="P2" xml:id="id61" draw:id="id61" draw:layer="layout" svg:width="1cm" svg:height="1cm" svg:x="14cm" svg:y="18cm">
          <text:p text:style-name="P1">P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1.854cm" svg:y1="19.146cm" svg:x2="14cm" svg:y2="18.5cm" draw:start-shape="id59" draw:start-glue-point="11" draw:end-shape="id61" draw:end-glue-point="6" svg:d="M11854 19146l2146-646" svg:viewBox="0 0 2147 647">
          <text:p/>
        </draw:connector>
        <draw:connector draw:style-name="gr2" draw:text-style-name="P3" draw:layer="layout" draw:type="line" svg:x1="13.5cm" svg:y1="13cm" svg:x2="14.5cm" svg:y2="18cm" draw:start-shape="id52" draw:start-glue-point="8" draw:end-shape="id61" draw:end-glue-point="4" svg:d="M13500 13000l1000 5000" svg:viewBox="0 0 1001 5001">
          <text:p/>
        </draw:connector>
        <draw:connector draw:style-name="gr2" draw:text-style-name="P3" draw:layer="layout" draw:type="line" svg:x1="15cm" svg:y1="18.5cm" svg:x2="17.146cm" svg:y2="17.854cm" draw:start-shape="id61" draw:start-glue-point="10" draw:end-shape="id54" draw:end-glue-point="7" svg:d="M15000 18500l2146-646" svg:viewBox="0 0 2147 647">
          <text:p/>
        </draw:connector>
        <draw:connector draw:style-name="gr2" draw:text-style-name="P3" draw:layer="layout" draw:type="line" svg:x1="15.5cm" svg:y1="16cm" svg:x2="14.854cm" svg:y2="18.146cm" draw:start-shape="id53" draw:start-glue-point="8" draw:end-shape="id61" draw:end-glue-point="11" svg:d="M15500 16000l-646 2146" svg:viewBox="0 0 647 2147">
          <text:p/>
        </draw:connector>
      </draw:page>
      <draw:page draw:name="page4" draw:style-name="dp1" draw:master-page-name="Обычный">
        <draw:custom-shape draw:style-name="gr1" draw:text-style-name="P2" xml:id="id62" draw:id="id62" draw:layer="layout" svg:width="1cm" svg:height="1cm" svg:x="3cm" svg:y="5.1cm">
          <text:p text:style-name="P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8" draw:id="id68" draw:layer="layout" svg:width="1cm" svg:height="1cm" svg:x="5.8cm" svg:y="1.8cm">
          <text:p text:style-name="P1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3" draw:id="id63" draw:layer="layout" svg:width="1cm" svg:height="1cm" svg:x="5.8cm" svg:y="5.1cm">
          <text:p text:style-name="P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5" draw:id="id65" draw:layer="layout" svg:width="1cm" svg:height="1cm" svg:x="5.8cm" svg:y="8.4cm">
          <text:p text:style-name="P1">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4" draw:id="id64" draw:layer="layout" svg:width="1cm" svg:height="1cm" svg:x="3cm" svg:y="11.1cm">
          <text:p text:style-name="P1">J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0" draw:id="id70" draw:layer="layout" svg:width="1cm" svg:height="1cm" svg:x="12.1cm" svg:y="5.1cm">
          <text:p text:style-name="P1">F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9" draw:id="id69" draw:layer="layout" svg:width="1cm" svg:height="1cm" svg:x="9.3cm" svg:y="1.8cm">
          <text:p text:style-name="P1">D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7" draw:id="id67" draw:layer="layout" svg:width="1cm" svg:height="1cm" svg:x="9.3cm" svg:y="5.1cm">
          <text:p text:style-name="P1">E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6" draw:id="id66" draw:layer="layout" svg:width="1cm" svg:height="1cm" svg:x="9.3cm" svg:y="8.4cm">
          <text:p text:style-name="P1">H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1" draw:id="id71" draw:layer="layout" svg:width="1cm" svg:height="1cm" svg:x="12.1cm" svg:y="11.1cm">
          <text:p text:style-name="P1">G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4cm" svg:y1="5.6cm" svg:x2="5.8cm" svg:y2="5.6cm" draw:start-shape="id62" draw:start-glue-point="10" draw:end-shape="id63" draw:end-glue-point="6" svg:d="M4000 5600h1800" svg:viewBox="0 0 1801 1">
          <text:p/>
        </draw:connector>
        <draw:connector draw:style-name="gr3" draw:text-style-name="P3" draw:layer="layout" draw:type="line" svg:x1="3.5cm" svg:y1="6.1cm" svg:x2="3.5cm" svg:y2="11.1cm" draw:start-shape="id62" draw:start-glue-point="8" draw:end-shape="id64" draw:end-glue-point="4" svg:d="M3500 6100v5000" svg:viewBox="0 0 1 5001">
          <text:p/>
        </draw:connector>
        <draw:connector draw:style-name="gr3" draw:text-style-name="P3" draw:layer="layout" draw:type="line" svg:x1="3.854cm" svg:y1="11.246cm" svg:x2="5.946cm" svg:y2="9.254cm" draw:start-shape="id64" draw:start-glue-point="11" draw:end-shape="id65" draw:end-glue-point="7" svg:d="M3854 11246l2092-1992" svg:viewBox="0 0 2093 1993">
          <text:p/>
        </draw:connector>
        <draw:connector draw:style-name="gr3" draw:text-style-name="P3" draw:layer="layout" draw:type="line" svg:x1="6.654cm" svg:y1="5.954cm" svg:x2="9.447cm" svg:y2="8.546cm" draw:start-shape="id63" draw:start-glue-point="9" draw:end-shape="id66" draw:end-glue-point="11" svg:d="M6654 5954l2793 2592" svg:viewBox="0 0 2794 2593">
          <text:p/>
        </draw:connector>
        <draw:connector draw:style-name="gr3" draw:text-style-name="P3" draw:layer="layout" draw:type="line" svg:x1="6.654cm" svg:y1="8.546cm" svg:x2="9.447cm" svg:y2="5.954cm" draw:start-shape="id65" draw:start-glue-point="11" draw:end-shape="id67" draw:end-glue-point="9" svg:d="M6654 8546l2793-2592" svg:viewBox="0 0 2794 2593">
          <text:p/>
        </draw:connector>
        <draw:connector draw:style-name="gr3" draw:text-style-name="P3" draw:layer="layout" draw:type="line" svg:x1="6.3cm" svg:y1="2.8cm" svg:x2="6.3cm" svg:y2="5.1cm" draw:start-shape="id68" draw:start-glue-point="8" draw:end-shape="id63" draw:end-glue-point="4" svg:d="M6300 2800v2300" svg:viewBox="0 0 1 2301">
          <text:p/>
        </draw:connector>
        <draw:connector draw:style-name="gr3" draw:text-style-name="P3" draw:layer="layout" draw:type="line" svg:x1="6.8cm" svg:y1="2.3cm" svg:x2="9.3cm" svg:y2="2.3cm" draw:start-shape="id68" draw:start-glue-point="10" draw:end-shape="id69" draw:end-glue-point="10" svg:d="M6800 2300h2500" svg:viewBox="0 0 2501 1">
          <text:p/>
        </draw:connector>
        <draw:connector draw:style-name="gr3" draw:text-style-name="P3" draw:layer="layout" draw:type="line" svg:x1="9.801cm" svg:y1="2.8cm" svg:x2="9.801cm" svg:y2="5.1cm" draw:start-shape="id69" draw:start-glue-point="8" draw:end-shape="id67" draw:end-glue-point="4" svg:d="M9801 2800v2300" svg:viewBox="0 0 1 2301">
          <text:p/>
        </draw:connector>
        <draw:connector draw:style-name="gr3" draw:text-style-name="P3" draw:layer="layout" draw:type="line" svg:x1="10.3cm" svg:y1="5.6cm" svg:x2="12.1cm" svg:y2="5.6cm" draw:start-shape="id67" draw:start-glue-point="6" draw:end-shape="id70" draw:end-glue-point="10" svg:d="M10300 5600h1800" svg:viewBox="0 0 1801 1">
          <text:p/>
        </draw:connector>
        <draw:connector draw:style-name="gr3" draw:text-style-name="P3" draw:layer="layout" draw:type="line" svg:x1="12.601cm" svg:y1="6.1cm" svg:x2="12.601cm" svg:y2="11.1cm" draw:start-shape="id70" draw:start-glue-point="8" draw:end-shape="id71" draw:end-glue-point="4" svg:d="M12601 6100v5000" svg:viewBox="0 0 1 5001">
          <text:p/>
        </draw:connector>
        <draw:connector draw:style-name="gr3" draw:text-style-name="P3" draw:layer="layout" draw:type="line" svg:x1="10.155cm" svg:y1="9.254cm" svg:x2="12.247cm" svg:y2="11.246cm" draw:start-shape="id66" draw:start-glue-point="7" draw:end-shape="id71" draw:end-glue-point="11" svg:d="M10155 9254l2092 1992" svg:viewBox="0 0 2093 1993">
          <text:p/>
        </draw:connector>
        <draw:connector draw:style-name="gr3" draw:text-style-name="P3" draw:layer="layout" draw:type="line" svg:x1="6.8cm" svg:y1="8.9cm" svg:x2="9.3cm" svg:y2="8.9cm" draw:start-shape="id65" draw:start-glue-point="10" draw:end-shape="id66" draw:end-glue-point="10" svg:d="M6800 8900h2500" svg:viewBox="0 0 2501 1">
          <text:p/>
        </draw:connector>
        <draw:connector draw:style-name="gr3" draw:text-style-name="P3" draw:layer="layout" draw:type="line" svg:x1="5.946cm" svg:y1="2.654cm" svg:x2="3.854cm" svg:y2="5.246cm" draw:start-shape="id68" draw:start-glue-point="7" draw:end-shape="id62" draw:end-glue-point="11" svg:d="M5946 2654l-2092 2592" svg:viewBox="0 0 2093 2593">
          <text:p/>
        </draw:connector>
        <draw:connector draw:style-name="gr3" draw:text-style-name="P3" draw:layer="layout" draw:type="line" svg:x1="10.155cm" svg:y1="2.654cm" svg:x2="12.247cm" svg:y2="5.246cm" draw:start-shape="id69" draw:start-glue-point="7" draw:end-shape="id70" draw:end-glue-point="11" svg:d="M10155 2654l2092 2592" svg:viewBox="0 0 2093 2593">
          <text:p/>
        </draw:connector>
        <draw:custom-shape draw:style-name="gr1" draw:text-style-name="P2" xml:id="id72" draw:id="id72" draw:layer="layout" svg:width="1cm" svg:height="1cm" svg:x="13cm" svg:y="18.969cm">
          <text:p text:style-name="P1">A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8" draw:id="id78" draw:layer="layout" svg:width="1cm" svg:height="1cm" svg:x="9.5cm" svg:y="15.669cm">
          <text:p text:style-name="P1">C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3" draw:id="id73" draw:layer="layout" svg:width="1cm" svg:height="1cm" svg:x="9.5cm" svg:y="18.969cm">
          <text:p text:style-name="P1">B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5" draw:id="id75" draw:layer="layout" svg:width="1cm" svg:height="1cm" svg:x="9.5cm" svg:y="22.269cm">
          <text:p text:style-name="P1">I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4" draw:id="id74" draw:layer="layout" svg:width="1cm" svg:height="1cm" svg:x="13cm" svg:y="22.269cm">
          <text:p text:style-name="P1">J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80" draw:id="id80" draw:layer="layout" svg:width="1cm" svg:height="1cm" svg:x="2.4cm" svg:y="18.969cm">
          <text:p text:style-name="P1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79" draw:id="id79" draw:layer="layout" svg:width="1cm" svg:height="1cm" svg:x="6cm" svg:y="15.669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77" draw:id="id77" draw:layer="layout" svg:width="1cm" svg:height="1cm" svg:x="6cm" svg:y="18.969cm">
          <text:p text:style-name="P1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76" draw:id="id76" draw:layer="layout" svg:width="1cm" svg:height="1cm" svg:x="6cm" svg:y="22.269cm">
          <text:p text:style-name="P1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81" draw:id="id81" draw:layer="layout" svg:width="1cm" svg:height="1cm" svg:x="2.4cm" svg:y="22.269cm">
          <text:p text:style-name="P1">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3cm" svg:y1="19.469cm" svg:x2="10.5cm" svg:y2="19.469cm" draw:start-shape="id72" draw:start-glue-point="10" draw:end-shape="id73" draw:end-glue-point="6" svg:d="M13000 19469h-2500" svg:viewBox="0 0 2501 1">
          <text:p/>
        </draw:connector>
        <draw:connector draw:style-name="gr3" draw:text-style-name="P3" draw:layer="layout" draw:type="line" svg:x1="13.501cm" svg:y1="19.969cm" svg:x2="13.501cm" svg:y2="22.269cm" draw:start-shape="id72" draw:start-glue-point="8" draw:end-shape="id74" draw:end-glue-point="4" svg:d="M13501 19969v2300" svg:viewBox="0 0 1 2301">
          <text:p/>
        </draw:connector>
        <draw:connector draw:style-name="gr3" draw:text-style-name="P3" draw:layer="layout" draw:type="line" svg:x1="13cm" svg:y1="22.769cm" svg:x2="10.5cm" svg:y2="22.769cm" draw:start-shape="id74" draw:start-glue-point="10" draw:end-shape="id75" draw:end-glue-point="6" svg:d="M13000 22769h-2500" svg:viewBox="0 0 2501 1">
          <text:p/>
        </draw:connector>
        <draw:connector draw:style-name="gr3" draw:text-style-name="P3" draw:layer="layout" draw:type="line" svg:x1="9.647cm" svg:y1="19.823cm" svg:x2="6.854cm" svg:y2="22.415cm" draw:start-shape="id73" draw:start-glue-point="9" draw:end-shape="id76" draw:end-glue-point="11" svg:d="M9647 19823l-2793 2592" svg:viewBox="0 0 2794 2593">
          <text:p/>
        </draw:connector>
        <draw:connector draw:style-name="gr3" draw:text-style-name="P3" draw:layer="layout" draw:type="line" svg:x1="9.647cm" svg:y1="22.415cm" svg:x2="6.854cm" svg:y2="19.823cm" draw:start-shape="id75" draw:start-glue-point="11" draw:end-shape="id77" draw:end-glue-point="9" svg:d="M9647 22415l-2793-2592" svg:viewBox="0 0 2794 2593">
          <text:p/>
        </draw:connector>
        <draw:connector draw:style-name="gr3" draw:text-style-name="P3" draw:layer="layout" draw:type="line" svg:x1="9.647cm" svg:y1="16.523cm" svg:x2="6.854cm" svg:y2="19.115cm" draw:start-shape="id78" draw:start-glue-point="9" draw:end-shape="id77" draw:end-glue-point="11" svg:d="M9647 16523l-2793 2592" svg:viewBox="0 0 2794 2593">
          <text:p/>
        </draw:connector>
        <draw:connector draw:style-name="gr3" draw:text-style-name="P3" draw:layer="layout" draw:type="line" svg:x1="9.5cm" svg:y1="16.169cm" svg:x2="7cm" svg:y2="16.169cm" draw:start-shape="id78" draw:start-glue-point="10" draw:end-shape="id79" draw:end-glue-point="10" svg:d="M9500 16169h-2500" svg:viewBox="0 0 2501 1">
          <text:p/>
        </draw:connector>
        <draw:connector draw:style-name="gr3" draw:text-style-name="P3" draw:layer="layout" draw:type="line" svg:x1="6.854cm" svg:y1="16.523cm" svg:x2="9.647cm" svg:y2="19.115cm" draw:start-shape="id79" draw:start-glue-point="9" draw:end-shape="id73" draw:end-glue-point="11" svg:d="M6854 16523l2793 2592" svg:viewBox="0 0 2794 2593">
          <text:p/>
        </draw:connector>
        <draw:connector draw:style-name="gr3" draw:text-style-name="P3" draw:layer="layout" draw:type="line" svg:x1="6cm" svg:y1="19.469cm" svg:x2="3.4cm" svg:y2="19.469cm" draw:start-shape="id77" draw:start-glue-point="6" draw:end-shape="id80" draw:end-glue-point="10" svg:d="M6000 19469h-2600" svg:viewBox="0 0 2601 1">
          <text:p/>
        </draw:connector>
        <draw:connector draw:style-name="gr3" draw:text-style-name="P3" draw:layer="layout" draw:type="line" svg:x1="2.9cm" svg:y1="19.969cm" svg:x2="2.9cm" svg:y2="22.269cm" draw:start-shape="id80" draw:start-glue-point="8" draw:end-shape="id81" draw:end-glue-point="4" svg:d="M2900 19969v2300" svg:viewBox="0 0 1 2301">
          <text:p/>
        </draw:connector>
        <draw:connector draw:style-name="gr3" draw:text-style-name="P3" draw:layer="layout" draw:type="line" svg:x1="6cm" svg:y1="22.769cm" svg:x2="3.4cm" svg:y2="22.769cm" draw:start-shape="id76" draw:start-glue-point="6" draw:end-shape="id81" draw:end-glue-point="10" svg:d="M6000 22769h-2600" svg:viewBox="0 0 2601 1">
          <text:p/>
        </draw:connector>
        <draw:connector draw:style-name="gr3" draw:text-style-name="P3" draw:layer="layout" draw:type="line" svg:x1="9.5cm" svg:y1="22.769cm" svg:x2="7cm" svg:y2="22.769cm" draw:start-shape="id75" draw:start-glue-point="10" draw:end-shape="id76" draw:end-glue-point="10" svg:d="M9500 22769h-2500" svg:viewBox="0 0 2501 1">
          <text:p/>
        </draw:connector>
        <draw:connector draw:style-name="gr3" draw:text-style-name="P3" draw:layer="layout" draw:type="line" svg:x1="10.355cm" svg:y1="16.523cm" svg:x2="13.147cm" svg:y2="19.115cm" draw:start-shape="id78" draw:start-glue-point="7" draw:end-shape="id72" draw:end-glue-point="11" svg:d="M10355 16523l2792 2592" svg:viewBox="0 0 2793 2593">
          <text:p/>
        </draw:connector>
        <draw:connector draw:style-name="gr3" draw:text-style-name="P3" draw:layer="layout" draw:type="line" svg:x1="6.146cm" svg:y1="16.523cm" svg:x2="3.254cm" svg:y2="19.115cm" draw:start-shape="id79" draw:start-glue-point="7" draw:end-shape="id80" draw:end-glue-point="11" svg:d="M6146 16523l-2892 2592" svg:viewBox="0 0 2893 2593">
          <text:p/>
        </draw:connector>
        <draw:connector draw:style-name="gr3" draw:text-style-name="P3" draw:layer="layout" draw:type="line" svg:x1="10.355cm" svg:y1="19.823cm" svg:x2="13.147cm" svg:y2="22.415cm" draw:start-shape="id73" draw:start-glue-point="7" draw:end-shape="id74" draw:end-glue-point="11" svg:d="M10355 19823l2792 2592" svg:viewBox="0 0 2793 2593">
          <text:p/>
        </draw:connector>
      </draw:page>
      <draw:page draw:name="page5" draw:style-name="dp1" draw:master-page-name="Обычный">
        <draw:custom-shape draw:style-name="gr4" draw:text-style-name="P2" xml:id="id82" draw:id="id82" draw:layer="layout" svg:width="1cm" svg:height="1cm" svg:x="11.1cm" svg:y="0.2cm">
          <text:p text:style-name="P1">A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89" draw:id="id89" draw:layer="layout" svg:width="1cm" svg:height="1cm" svg:x="7.5cm" svg:y="0.2cm">
          <text:p text:style-name="P1">C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83" draw:id="id83" draw:layer="layout" svg:width="1cm" svg:height="1cm" svg:x="8.9cm" svg:y="3.5cm">
          <text:p text:style-name="P1">B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85" draw:id="id85" draw:layer="layout" svg:width="1cm" svg:height="1cm" svg:x="7.5cm" svg:y="6.8cm">
          <text:p text:style-name="P1">I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84" draw:id="id84" draw:layer="layout" svg:width="1cm" svg:height="1cm" svg:x="11cm" svg:y="6.8cm">
          <text:p text:style-name="P1">J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6" draw:id="id86" draw:layer="layout" svg:width="1cm" svg:height="1cm" svg:x="3cm" svg:y="3.5cm">
          <text:p text:style-name="P1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0" draw:id="id90" draw:layer="layout" svg:width="1cm" svg:height="1cm" svg:x="4cm" svg:y="0.2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8" draw:id="id88" draw:layer="layout" svg:width="1cm" svg:height="1cm" svg:x="5.8cm" svg:y="3.5cm">
          <text:p text:style-name="P1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7" draw:id="id87" draw:layer="layout" svg:width="1cm" svg:height="1cm" svg:x="4cm" svg:y="6.8cm">
          <text:p text:style-name="P1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1" draw:id="id91" draw:layer="layout" svg:width="1cm" svg:height="1cm" svg:x="0.6cm" svg:y="3.5cm">
          <text:p text:style-name="P1">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1.247cm" svg:y1="1.054cm" svg:x2="9.755cm" svg:y2="3.646cm" draw:start-shape="id82" draw:start-glue-point="9" draw:end-shape="id83" draw:end-glue-point="5" svg:d="M11247 1054l-1492 2592" svg:viewBox="0 0 1493 2593">
          <text:p/>
        </draw:connector>
        <draw:connector draw:style-name="gr3" draw:text-style-name="P3" draw:layer="layout" draw:type="line" svg:x1="11.601cm" svg:y1="1.2cm" svg:x2="11.501cm" svg:y2="6.8cm" draw:start-shape="id82" draw:start-glue-point="8" draw:end-shape="id84" draw:end-glue-point="4" svg:d="M11601 1200l-100 5600" svg:viewBox="0 0 101 5601">
          <text:p/>
        </draw:connector>
        <draw:connector draw:style-name="gr3" draw:text-style-name="P3" draw:layer="layout" draw:type="line" svg:x1="11cm" svg:y1="7.3cm" svg:x2="8.5cm" svg:y2="7.3cm" draw:start-shape="id84" draw:start-glue-point="10" draw:end-shape="id85" draw:end-glue-point="6" svg:d="M11000 7300h-2500" svg:viewBox="0 0 2501 1">
          <text:p/>
        </draw:connector>
        <draw:connector draw:style-name="gr3" draw:text-style-name="P3" draw:layer="layout" draw:type="line" svg:x1="3.854cm" svg:y1="4.354cm" svg:x2="4.5cm" svg:y2="6.8cm" draw:start-shape="id86" draw:start-glue-point="9" draw:end-shape="id87" draw:end-glue-point="4" svg:d="M3854 4354l646 2446" svg:viewBox="0 0 647 2447">
          <text:p/>
        </draw:connector>
        <draw:connector draw:style-name="gr3" draw:text-style-name="P3" draw:layer="layout" draw:type="line" svg:x1="7.647cm" svg:y1="6.946cm" svg:x2="6.3cm" svg:y2="4.5cm" draw:start-shape="id85" draw:start-glue-point="11" draw:end-shape="id88" draw:end-glue-point="8" svg:d="M7647 6946l-1347-2446" svg:viewBox="0 0 1348 2447">
          <text:p/>
        </draw:connector>
        <draw:connector draw:style-name="gr3" draw:text-style-name="P3" draw:layer="layout" draw:type="line" svg:x1="7.647cm" svg:y1="1.054cm" svg:x2="3.854cm" svg:y2="3.646cm" draw:start-shape="id89" draw:start-glue-point="9" draw:end-shape="id86" draw:end-glue-point="11" svg:d="M7647 1054l-3793 2592" svg:viewBox="0 0 3794 2593">
          <text:p/>
        </draw:connector>
        <draw:connector draw:style-name="gr3" draw:text-style-name="P3" draw:layer="layout" draw:type="line" svg:x1="7.5cm" svg:y1="0.7cm" svg:x2="5cm" svg:y2="0.7cm" draw:start-shape="id89" draw:start-glue-point="10" draw:end-shape="id90" draw:end-glue-point="10" svg:d="M7500 700h-2500" svg:viewBox="0 0 2501 1">
          <text:p/>
        </draw:connector>
        <draw:connector draw:style-name="gr3" draw:text-style-name="P3" draw:layer="layout" draw:type="line" svg:x1="1.454cm" svg:y1="3.646cm" svg:x2="4.146cm" svg:y2="1.054cm" draw:start-shape="id91" draw:start-glue-point="11" draw:end-shape="id90" draw:end-glue-point="7" svg:d="M1454 3646l2692-2592" svg:viewBox="0 0 2693 2593">
          <text:p/>
        </draw:connector>
        <draw:connector draw:style-name="gr3" draw:text-style-name="P3" draw:layer="layout" draw:type="line" svg:x1="3cm" svg:y1="4cm" svg:x2="1.6cm" svg:y2="4cm" draw:start-shape="id86" draw:start-glue-point="6" draw:end-shape="id91" draw:end-glue-point="10" svg:d="M3000 4000h-1400" svg:viewBox="0 0 1401 1">
          <text:p/>
        </draw:connector>
        <draw:connector draw:style-name="gr3" draw:text-style-name="P3" draw:layer="layout" draw:type="line" svg:x1="4cm" svg:y1="7.3cm" svg:x2="1.454cm" svg:y2="4.354cm" draw:start-shape="id87" draw:start-glue-point="6" draw:end-shape="id91" draw:end-glue-point="9" svg:d="M4000 7300l-2546-2946" svg:viewBox="0 0 2547 2947">
          <text:p/>
        </draw:connector>
        <draw:connector draw:style-name="gr3" draw:text-style-name="P3" draw:layer="layout" draw:type="line" svg:x1="7.5cm" svg:y1="7.3cm" svg:x2="5cm" svg:y2="7.3cm" draw:start-shape="id85" draw:start-glue-point="10" draw:end-shape="id87" draw:end-glue-point="10" svg:d="M7500 7300h-2500" svg:viewBox="0 0 2501 1">
          <text:p/>
        </draw:connector>
        <draw:connector draw:style-name="gr3" draw:text-style-name="P3" draw:layer="layout" draw:type="line" svg:x1="8.5cm" svg:y1="0.7cm" svg:x2="11.1cm" svg:y2="0.7cm" draw:start-shape="id89" draw:start-glue-point="6" draw:end-shape="id82" draw:end-glue-point="10" svg:d="M8500 700h2600" svg:viewBox="0 0 2601 1">
          <text:p/>
        </draw:connector>
        <draw:connector draw:style-name="gr3" draw:text-style-name="P3" draw:layer="layout" draw:type="line" svg:x1="4.5cm" svg:y1="1.2cm" svg:x2="5.946cm" svg:y2="3.646cm" draw:start-shape="id90" draw:start-glue-point="8" draw:end-shape="id88" draw:end-glue-point="5" svg:d="M4500 1200l1446 2446" svg:viewBox="0 0 1447 2447">
          <text:p/>
        </draw:connector>
        <draw:connector draw:style-name="gr3" draw:text-style-name="P3" draw:layer="layout" draw:type="line" svg:x1="9.755cm" svg:y1="4.354cm" svg:x2="11.147cm" svg:y2="6.946cm" draw:start-shape="id83" draw:start-glue-point="7" draw:end-shape="id84" draw:end-glue-point="11" svg:d="M9755 4354l1392 2592" svg:viewBox="0 0 1393 2593">
          <text:p/>
        </draw:connector>
        <draw:connector draw:style-name="gr3" draw:text-style-name="P3" draw:layer="layout" draw:type="line" svg:x1="6.8cm" svg:y1="4cm" svg:x2="8.9cm" svg:y2="4cm" draw:start-shape="id88" draw:start-glue-point="10" draw:end-shape="id83" draw:end-glue-point="10" svg:d="M6800 4000h2100" svg:viewBox="0 0 2101 1">
          <text:p/>
        </draw:connector>
        <draw:custom-shape draw:style-name="gr4" draw:text-style-name="P2" xml:id="id92" draw:id="id92" draw:layer="layout" svg:width="1cm" svg:height="1cm" svg:x="7.2cm" svg:y="9.3cm">
          <text:p text:style-name="P1">A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01" draw:id="id101" draw:layer="layout" svg:width="1cm" svg:height="1cm" svg:x="3.9cm" svg:y="9.3cm">
          <text:p text:style-name="P1">C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93" draw:id="id93" draw:layer="layout" svg:width="1cm" svg:height="1cm" svg:x="10.5cm" svg:y="9.3cm">
          <text:p text:style-name="P1">B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95" draw:id="id95" draw:layer="layout" svg:width="1cm" svg:height="1cm" svg:x="7.2cm" svg:y="16cm">
          <text:p text:style-name="P1">I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94" draw:id="id94" draw:layer="layout" svg:width="1cm" svg:height="1cm" svg:x="10.5cm" svg:y="12.6cm">
          <text:p text:style-name="P1">J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6" draw:id="id96" draw:layer="layout" svg:width="1cm" svg:height="1cm" svg:x="3.8cm" svg:y="12.6cm">
          <text:p text:style-name="P1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9" draw:id="id99" draw:layer="layout" svg:width="1cm" svg:height="1cm" svg:x="0.5cm" svg:y="9.3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8" draw:id="id98" draw:layer="layout" svg:width="1cm" svg:height="1cm" svg:x="7.2cm" svg:y="12.6cm">
          <text:p text:style-name="P1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7" draw:id="id97" draw:layer="layout" svg:width="1cm" svg:height="1cm" svg:x="0.5cm" svg:y="16cm">
          <text:p text:style-name="P1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0" draw:id="id100" draw:layer="layout" svg:width="1cm" svg:height="1cm" svg:x="0.5cm" svg:y="12.6cm">
          <text:p text:style-name="P1">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8.2cm" svg:y1="9.8cm" svg:x2="10.5cm" svg:y2="9.8cm" draw:start-shape="id92" draw:start-glue-point="6" draw:end-shape="id93" draw:end-glue-point="10" svg:d="M8200 9800h2300" svg:viewBox="0 0 2301 1">
          <text:p/>
        </draw:connector>
        <draw:connector draw:style-name="gr3" draw:text-style-name="P3" draw:layer="layout" draw:type="line" svg:x1="10.647cm" svg:y1="13.454cm" svg:x2="8.055cm" svg:y2="16.146cm" draw:start-shape="id94" draw:start-glue-point="9" draw:end-shape="id95" draw:end-glue-point="5" svg:d="M10647 13454l-2592 2692" svg:viewBox="0 0 2593 2693">
          <text:p/>
        </draw:connector>
        <draw:connector draw:style-name="gr3" draw:text-style-name="P3" draw:layer="layout" draw:type="line" svg:x1="3.946cm" svg:y1="13.454cm" svg:x2="1.354cm" svg:y2="16.146cm" draw:start-shape="id96" draw:start-glue-point="7" draw:end-shape="id97" draw:end-glue-point="11" svg:d="M3946 13454l-2592 2692" svg:viewBox="0 0 2593 2693">
          <text:p/>
        </draw:connector>
        <draw:connector draw:style-name="gr3" draw:text-style-name="P3" draw:layer="layout" draw:type="line" svg:x1="7.701cm" svg:y1="16cm" svg:x2="7.7cm" svg:y2="13.6cm" draw:start-shape="id95" draw:start-glue-point="4" draw:end-shape="id98" draw:end-glue-point="8" svg:d="M7701 16000l-1-2400" svg:viewBox="0 0 2 2401">
          <text:p/>
        </draw:connector>
        <draw:connector draw:style-name="gr3" draw:text-style-name="P3" draw:layer="layout" draw:type="line" svg:x1="1.354cm" svg:y1="10.154cm" svg:x2="3.946cm" svg:y2="12.746cm" draw:start-shape="id99" draw:start-glue-point="9" draw:end-shape="id96" draw:end-glue-point="5" svg:d="M1354 10154l2592 2592" svg:viewBox="0 0 2593 2593">
          <text:p/>
        </draw:connector>
        <draw:connector draw:style-name="gr3" draw:text-style-name="P3" draw:layer="layout" draw:type="line" svg:x1="1cm" svg:y1="12.6cm" svg:x2="1cm" svg:y2="10.3cm" draw:start-shape="id100" draw:start-glue-point="4" draw:end-shape="id99" draw:end-glue-point="8" svg:d="M1000 12600v-2300" svg:viewBox="0 0 1 2301">
          <text:p/>
        </draw:connector>
        <draw:connector draw:style-name="gr3" draw:text-style-name="P3" draw:layer="layout" draw:type="line" svg:x1="3.8cm" svg:y1="13.1cm" svg:x2="1.5cm" svg:y2="13.1cm" draw:start-shape="id96" draw:start-glue-point="6" draw:end-shape="id100" draw:end-glue-point="10" svg:d="M3800 13100h-2300" svg:viewBox="0 0 2301 1">
          <text:p/>
        </draw:connector>
        <draw:connector draw:style-name="gr3" draw:text-style-name="P3" draw:layer="layout" draw:type="line" svg:x1="1cm" svg:y1="16cm" svg:x2="1cm" svg:y2="13.6cm" draw:start-shape="id97" draw:start-glue-point="4" draw:end-shape="id100" draw:end-glue-point="8" svg:d="M1000 16000v-2400" svg:viewBox="0 0 1 2401">
          <text:p/>
        </draw:connector>
        <draw:connector draw:style-name="gr3" draw:text-style-name="P3" draw:layer="layout" draw:type="line" svg:x1="7.2cm" svg:y1="16.5cm" svg:x2="1.5cm" svg:y2="16.5cm" draw:start-shape="id95" draw:start-glue-point="10" draw:end-shape="id97" draw:end-glue-point="10" svg:d="M7200 16500h-5700" svg:viewBox="0 0 5701 1">
          <text:p/>
        </draw:connector>
        <draw:connector draw:style-name="gr3" draw:text-style-name="P3" draw:layer="layout" draw:type="line" svg:x1="4.9cm" svg:y1="9.8cm" svg:x2="7.2cm" svg:y2="9.8cm" draw:start-shape="id101" draw:start-glue-point="6" draw:end-shape="id92" draw:end-glue-point="10" svg:d="M4900 9800h2300" svg:viewBox="0 0 2301 1">
          <text:p/>
        </draw:connector>
        <draw:connector draw:style-name="gr3" draw:text-style-name="P3" draw:layer="layout" draw:type="line" svg:x1="11.001cm" svg:y1="10.3cm" svg:x2="11.001cm" svg:y2="12.6cm" draw:start-shape="id93" draw:start-glue-point="8" draw:end-shape="id94" draw:end-glue-point="4" svg:d="M11001 10300v2300" svg:viewBox="0 0 1 2301">
          <text:p/>
        </draw:connector>
        <draw:connector draw:style-name="gr3" draw:text-style-name="P3" draw:layer="layout" draw:type="line" svg:x1="8.054cm" svg:y1="12.746cm" svg:x2="10.647cm" svg:y2="10.154cm" draw:start-shape="id98" draw:start-glue-point="11" draw:end-shape="id93" draw:end-glue-point="9" svg:d="M8054 12746l2593-2592" svg:viewBox="0 0 2594 2593">
          <text:p/>
        </draw:connector>
        <draw:connector draw:style-name="gr3" draw:text-style-name="P3" draw:layer="layout" draw:type="line" svg:x1="8.2cm" svg:y1="13.1cm" svg:x2="10.5cm" svg:y2="13.1cm" draw:start-shape="id98" draw:start-glue-point="10" draw:end-shape="id94" draw:end-glue-point="10" svg:d="M8200 13100h2300" svg:viewBox="0 0 2301 1">
          <text:p/>
        </draw:connector>
        <draw:connector draw:style-name="gr3" draw:text-style-name="P3" draw:layer="layout" draw:type="line" svg:x1="1.5cm" svg:y1="9.8cm" svg:x2="3.9cm" svg:y2="9.8cm" draw:start-shape="id99" draw:start-glue-point="10" draw:end-shape="id101" draw:end-glue-point="10" svg:d="M1500 9800h2400" svg:viewBox="0 0 2401 1">
          <text:p/>
        </draw:connector>
        <draw:connector draw:style-name="gr3" draw:text-style-name="P3" draw:layer="layout" draw:type="line" svg:x1="4.654cm" svg:y1="12.746cm" svg:x2="7.347cm" svg:y2="10.154cm" draw:start-shape="id96" draw:start-glue-point="11" draw:end-shape="id92" draw:end-glue-point="9" svg:d="M4654 12746l2693-2592" svg:viewBox="0 0 2694 2593">
          <text:p/>
        </draw:connector>
        <draw:connector draw:style-name="gr3" draw:text-style-name="P3" draw:layer="layout" draw:type="line" svg:x1="7.346cm" svg:y1="12.746cm" svg:x2="1.354cm" svg:y2="10.154cm" draw:start-shape="id98" draw:start-glue-point="5" draw:end-shape="id99" draw:end-glue-point="9" svg:d="M7346 12746l-5992-2592" svg:viewBox="0 0 5993 2593">
          <text:p/>
        </draw:connector>
        <draw:custom-shape draw:style-name="gr4" draw:text-style-name="P2" xml:id="id102" draw:id="id102" draw:layer="layout" svg:width="1cm" svg:height="1cm" svg:x="7.2cm" svg:y="18.2cm">
          <text:p text:style-name="P1">A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08" draw:id="id108" draw:layer="layout" svg:width="1cm" svg:height="1cm" svg:x="3.9cm" svg:y="18.2cm">
          <text:p text:style-name="P1">C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03" draw:id="id103" draw:layer="layout" svg:width="1cm" svg:height="1cm" svg:x="10.5cm" svg:y="18.2cm">
          <text:p text:style-name="P1">B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05" draw:id="id105" draw:layer="layout" svg:width="1cm" svg:height="1cm" svg:x="7.2cm" svg:y="24.9cm">
          <text:p text:style-name="P1">I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04" draw:id="id104" draw:layer="layout" svg:width="1cm" svg:height="1cm" svg:x="10.5cm" svg:y="21.5cm">
          <text:p text:style-name="P1">J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9" draw:id="id109" draw:layer="layout" svg:width="1cm" svg:height="1cm" svg:x="3.9cm" svg:y="19.9cm">
          <text:p text:style-name="P1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0" draw:id="id110" draw:layer="layout" svg:width="1cm" svg:height="1cm" svg:x="0.5cm" svg:y="18.2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6" draw:id="id106" draw:layer="layout" svg:width="1cm" svg:height="1cm" svg:x="7.2cm" svg:y="21.5cm">
          <text:p text:style-name="P1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7" draw:id="id107" draw:layer="layout" svg:width="1cm" svg:height="1cm" svg:x="0.5cm" svg:y="24.9cm">
          <text:p text:style-name="P1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11" draw:id="id111" draw:layer="layout" svg:width="1cm" svg:height="1cm" svg:x="3.9cm" svg:y="21.5cm">
          <text:p text:style-name="P1">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8.2cm" svg:y1="18.7cm" svg:x2="10.5cm" svg:y2="18.7cm" draw:start-shape="id102" draw:start-glue-point="6" draw:end-shape="id103" draw:end-glue-point="10" svg:d="M8200 18700h2300" svg:viewBox="0 0 2301 1">
          <text:p/>
        </draw:connector>
        <draw:connector draw:style-name="gr3" draw:text-style-name="P3" draw:layer="layout" draw:type="line" svg:x1="10.647cm" svg:y1="22.354cm" svg:x2="8.055cm" svg:y2="25.046cm" draw:start-shape="id104" draw:start-glue-point="9" draw:end-shape="id105" draw:end-glue-point="5" svg:d="M10647 22354l-2592 2692" svg:viewBox="0 0 2593 2693">
          <text:p/>
        </draw:connector>
        <draw:connector draw:style-name="gr3" draw:text-style-name="P3" draw:layer="layout" draw:type="line" svg:x1="7.346cm" svg:y1="22.354cm" svg:x2="1.354cm" svg:y2="25.046cm" draw:start-shape="id106" draw:start-glue-point="7" draw:end-shape="id107" draw:end-glue-point="11" svg:d="M7346 22354l-5992 2692" svg:viewBox="0 0 5993 2693">
          <text:p/>
        </draw:connector>
        <draw:connector draw:style-name="gr3" draw:text-style-name="P3" draw:layer="layout" draw:type="line" svg:x1="7.701cm" svg:y1="24.9cm" svg:x2="7.7cm" svg:y2="22.5cm" draw:start-shape="id105" draw:start-glue-point="4" draw:end-shape="id106" draw:end-glue-point="8" svg:d="M7701 24900l-1-2400" svg:viewBox="0 0 2 2401">
          <text:p/>
        </draw:connector>
        <draw:connector draw:style-name="gr3" draw:text-style-name="P3" draw:layer="layout" draw:type="line" svg:x1="4.401cm" svg:y1="19.2cm" svg:x2="4.4cm" svg:y2="19.9cm" draw:start-shape="id108" draw:start-glue-point="8" draw:end-shape="id109" draw:end-glue-point="4" svg:d="M4401 19200l-1 700" svg:viewBox="0 0 2 701">
          <text:p/>
        </draw:connector>
        <draw:connector draw:style-name="gr3" draw:text-style-name="P3" draw:layer="layout" draw:type="line" svg:x1="1cm" svg:y1="24.9cm" svg:x2="1cm" svg:y2="19.2cm" draw:start-shape="id107" draw:start-glue-point="4" draw:end-shape="id110" draw:end-glue-point="8" svg:d="M1000 24900v-5700" svg:viewBox="0 0 1 5701">
          <text:p/>
        </draw:connector>
        <draw:connector draw:style-name="gr3" draw:text-style-name="P3" draw:layer="layout" draw:type="line" svg:x1="7.2cm" svg:y1="25.4cm" svg:x2="1.5cm" svg:y2="25.4cm" draw:start-shape="id105" draw:start-glue-point="10" draw:end-shape="id107" draw:end-glue-point="10" svg:d="M7200 25400h-5700" svg:viewBox="0 0 5701 1">
          <text:p/>
        </draw:connector>
        <draw:connector draw:style-name="gr3" draw:text-style-name="P3" draw:layer="layout" draw:type="line" svg:x1="4.9cm" svg:y1="18.7cm" svg:x2="7.2cm" svg:y2="18.7cm" draw:start-shape="id108" draw:start-glue-point="6" draw:end-shape="id102" draw:end-glue-point="10" svg:d="M4900 18700h2300" svg:viewBox="0 0 2301 1">
          <text:p/>
        </draw:connector>
        <draw:connector draw:style-name="gr3" draw:text-style-name="P3" draw:layer="layout" draw:type="line" svg:x1="11.001cm" svg:y1="19.2cm" svg:x2="11.001cm" svg:y2="21.5cm" draw:start-shape="id103" draw:start-glue-point="8" draw:end-shape="id104" draw:end-glue-point="4" svg:d="M11001 19200v2300" svg:viewBox="0 0 1 2301">
          <text:p/>
        </draw:connector>
        <draw:connector draw:style-name="gr3" draw:text-style-name="P3" draw:layer="layout" draw:type="line" svg:x1="8.054cm" svg:y1="21.646cm" svg:x2="10.647cm" svg:y2="19.054cm" draw:start-shape="id106" draw:start-glue-point="11" draw:end-shape="id103" draw:end-glue-point="9" svg:d="M8054 21646l2593-2592" svg:viewBox="0 0 2594 2593">
          <text:p/>
        </draw:connector>
        <draw:connector draw:style-name="gr3" draw:text-style-name="P3" draw:layer="layout" draw:type="line" svg:x1="8.2cm" svg:y1="22cm" svg:x2="10.5cm" svg:y2="22cm" draw:start-shape="id106" draw:start-glue-point="10" draw:end-shape="id104" draw:end-glue-point="10" svg:d="M8200 22000h2300" svg:viewBox="0 0 2301 1">
          <text:p/>
        </draw:connector>
        <draw:connector draw:style-name="gr3" draw:text-style-name="P3" draw:layer="layout" draw:type="line" svg:x1="1.5cm" svg:y1="18.7cm" svg:x2="3.9cm" svg:y2="18.7cm" draw:start-shape="id110" draw:start-glue-point="10" draw:end-shape="id108" draw:end-glue-point="10" svg:d="M1500 18700h2400" svg:viewBox="0 0 2401 1">
          <text:p/>
        </draw:connector>
        <draw:connector draw:style-name="gr3" draw:text-style-name="P3" draw:layer="layout" draw:type="line" svg:x1="4.4cm" svg:y1="20.9cm" svg:x2="4.4cm" svg:y2="21.5cm" draw:start-shape="id109" draw:start-glue-point="8" draw:end-shape="id111" draw:end-glue-point="4" svg:d="M4400 20900v600" svg:viewBox="0 0 1 601">
          <text:p/>
        </draw:connector>
        <draw:connector draw:style-name="gr3" draw:text-style-name="P3" draw:layer="layout" draw:type="line" svg:x1="4.046cm" svg:y1="21.646cm" svg:x2="1.354cm" svg:y2="19.054cm" draw:start-shape="id111" draw:start-glue-point="5" draw:end-shape="id110" draw:end-glue-point="9" svg:d="M4046 21646l-2692-2592" svg:viewBox="0 0 2693 2593">
          <text:p/>
        </draw:connector>
        <draw:connector draw:style-name="gr3" draw:text-style-name="P3" draw:layer="layout" draw:type="line" svg:x1="7.347cm" svg:y1="19.054cm" svg:x2="4.754cm" svg:y2="21.646cm" draw:start-shape="id102" draw:start-glue-point="9" draw:end-shape="id111" draw:end-glue-point="11" svg:d="M7347 19054l-2593 2592" svg:viewBox="0 0 2594 2593">
          <text:p/>
        </draw:connector>
        <draw:connector draw:style-name="gr3" draw:text-style-name="P3" draw:layer="layout" draw:type="line" svg:x1="4.046cm" svg:y1="20.754cm" svg:x2="1.354cm" svg:y2="25.046cm" draw:start-shape="id109" draw:start-glue-point="7" draw:end-shape="id107" draw:end-glue-point="11" svg:d="M4046 20754l-2692 4292" svg:viewBox="0 0 2693 42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8T20:00:34.025000000</meta:creation-date>
    <dc:date>2020-03-22T13:13:25.423000000</dc:date>
    <meta:editing-duration>PT16H24M17S</meta:editing-duration>
    <meta:editing-cycles>9</meta:editing-cycles>
    <meta:generator>LibreOffice/6.1.3.2$Windows_x86 LibreOffice_project/86daf60bf00efa86ad547e59e09d6bb77c699acb</meta:generator>
    <meta:document-statistic meta:object-count="313"/>
  </office:meta>
</office:document-meta>
</file>